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11dcba" officeooo:paragraph-rsid="0011dcba"/>
    </style:style>
    <style:style style:name="P2" style:family="paragraph" style:parent-style-name="Text_20_body">
      <style:text-properties fo:language="de" fo:country="DE" officeooo:rsid="00108e4d" officeooo:paragraph-rsid="001bb56d"/>
    </style:style>
    <style:style style:name="P3" style:family="paragraph" style:parent-style-name="Text_20_body">
      <style:text-properties fo:language="de" fo:country="DE" officeooo:rsid="000b69fc" officeooo:paragraph-rsid="000b69fc"/>
    </style:style>
    <style:style style:name="P4" style:family="paragraph" style:parent-style-name="Text_20_body">
      <style:text-properties fo:language="de" fo:country="DE" officeooo:rsid="0009fdc1" officeooo:paragraph-rsid="0009fdc1"/>
    </style:style>
    <style:style style:name="P5" style:family="paragraph" style:parent-style-name="Text_20_body">
      <style:text-properties fo:language="de" fo:country="DE" officeooo:rsid="00093b9c" officeooo:paragraph-rsid="00093b9c"/>
    </style:style>
    <style:style style:name="P6" style:family="paragraph" style:parent-style-name="Text_20_body">
      <style:text-properties fo:language="de" fo:country="DE" officeooo:rsid="0007ec62" officeooo:paragraph-rsid="0007ec62"/>
    </style:style>
    <style:style style:name="P7" style:family="paragraph" style:parent-style-name="Text_20_body">
      <style:text-properties fo:language="de" fo:country="DE" officeooo:rsid="0001bc9e" officeooo:paragraph-rsid="0001bc9e"/>
    </style:style>
    <style:style style:name="P8" style:family="paragraph" style:parent-style-name="Text_20_body">
      <style:text-properties fo:language="de" fo:country="DE" officeooo:rsid="0016b44e" officeooo:paragraph-rsid="0016b44e"/>
    </style:style>
    <style:style style:name="P9" style:family="paragraph" style:parent-style-name="Text_20_body">
      <style:text-properties fo:language="de" fo:country="DE" officeooo:rsid="001f0070" officeooo:paragraph-rsid="001f0070"/>
    </style:style>
    <style:style style:name="P10" style:family="paragraph" style:parent-style-name="Text_20_body">
      <style:text-properties fo:language="de" fo:country="DE" officeooo:rsid="002186d8" officeooo:paragraph-rsid="002186d8"/>
    </style:style>
    <style:style style:name="P11" style:family="paragraph" style:parent-style-name="Text_20_body">
      <style:text-properties fo:language="de" fo:country="DE" officeooo:rsid="00234910" officeooo:paragraph-rsid="00234910"/>
    </style:style>
    <style:style style:name="P12" style:family="paragraph" style:parent-style-name="Text_20_body">
      <style:text-properties fo:language="de" fo:country="DE" officeooo:rsid="0024fea0" officeooo:paragraph-rsid="0024fea0"/>
    </style:style>
    <style:style style:name="P13" style:family="paragraph" style:parent-style-name="Text_20_body">
      <style:text-properties fo:language="de" fo:country="DE" officeooo:rsid="00278e6b" officeooo:paragraph-rsid="00285397"/>
    </style:style>
    <style:style style:name="P14" style:family="paragraph" style:parent-style-name="Text_20_body">
      <style:text-properties fo:language="de" fo:country="DE" officeooo:rsid="002bbb59" officeooo:paragraph-rsid="002bbb59"/>
    </style:style>
    <style:style style:name="P15" style:family="paragraph" style:parent-style-name="Text_20_body">
      <style:text-properties fo:language="de" fo:country="DE" officeooo:rsid="002d9c7e" officeooo:paragraph-rsid="002d9c7e"/>
    </style:style>
    <style:style style:name="P16" style:family="paragraph" style:parent-style-name="Text_20_body">
      <style:text-properties fo:language="de" fo:country="DE" officeooo:rsid="00301466" officeooo:paragraph-rsid="00301466"/>
    </style:style>
    <style:style style:name="P17" style:family="paragraph" style:parent-style-name="Text_20_body">
      <style:text-properties fo:language="de" fo:country="DE" officeooo:rsid="0029107d" officeooo:paragraph-rsid="00285397"/>
    </style:style>
    <style:style style:name="P18" style:family="paragraph" style:parent-style-name="Text_20_body">
      <style:text-properties fo:language="de" fo:country="DE" officeooo:rsid="00282d43" officeooo:paragraph-rsid="00285397"/>
    </style:style>
    <style:style style:name="P19" style:family="paragraph" style:parent-style-name="Text_20_body">
      <style:text-properties fo:language="de" fo:country="DE" officeooo:rsid="00329b2c" officeooo:paragraph-rsid="003764bd"/>
    </style:style>
    <style:style style:name="P20" style:family="paragraph" style:parent-style-name="Text_20_body">
      <style:text-properties fo:language="de" fo:country="DE" officeooo:rsid="003c3e6a" officeooo:paragraph-rsid="003c3e6a"/>
    </style:style>
    <style:style style:name="P21" style:family="paragraph" style:parent-style-name="Text_20_body">
      <style:text-properties fo:language="de" fo:country="DE" officeooo:rsid="00438122" officeooo:paragraph-rsid="00438122"/>
    </style:style>
    <style:style style:name="P22" style:family="paragraph" style:parent-style-name="Text_20_body">
      <style:text-properties fo:language="de" fo:country="DE" officeooo:rsid="0082a09a" officeooo:paragraph-rsid="00602e19"/>
    </style:style>
    <style:style style:name="P23" style:family="paragraph" style:parent-style-name="Text_20_body">
      <style:text-properties fo:language="de" fo:country="DE" officeooo:rsid="00a77484" officeooo:paragraph-rsid="00a77484"/>
    </style:style>
    <style:style style:name="P24" style:family="paragraph" style:parent-style-name="Text_20_body">
      <style:text-properties fo:language="de" fo:country="DE" officeooo:rsid="00a77484" officeooo:paragraph-rsid="012ccf10"/>
    </style:style>
    <style:style style:name="P25" style:family="paragraph" style:parent-style-name="Text_20_body">
      <style:text-properties fo:language="de" fo:country="DE" officeooo:rsid="015806c4" officeooo:paragraph-rsid="015806c4"/>
    </style:style>
    <style:style style:name="P26" style:family="paragraph" style:parent-style-name="Text_20_body">
      <style:text-properties fo:language="de" fo:country="DE" officeooo:rsid="015806c4" officeooo:paragraph-rsid="0197208b"/>
    </style:style>
    <style:style style:name="P27" style:family="paragraph" style:parent-style-name="Text_20_body">
      <style:text-properties fo:language="de" fo:country="DE" officeooo:rsid="015806c4" officeooo:paragraph-rsid="0186336a"/>
    </style:style>
    <style:style style:name="P28" style:family="paragraph" style:parent-style-name="Text_20_body">
      <style:text-properties fo:language="de" fo:country="DE" officeooo:rsid="0159b6a7" officeooo:paragraph-rsid="0159b6a7"/>
    </style:style>
    <style:style style:name="P29" style:family="paragraph" style:parent-style-name="Text_20_body">
      <style:text-properties fo:language="de" fo:country="DE" officeooo:rsid="0163991c" officeooo:paragraph-rsid="0163991c"/>
    </style:style>
    <style:style style:name="P30" style:family="paragraph" style:parent-style-name="Text_20_body">
      <style:text-properties fo:language="de" fo:country="DE" officeooo:paragraph-rsid="00b21857"/>
    </style:style>
    <style:style style:name="P31" style:family="paragraph" style:parent-style-name="Text_20_body">
      <style:text-properties fo:language="de" fo:country="DE" officeooo:rsid="01cd9299" officeooo:paragraph-rsid="01cf3d6f"/>
    </style:style>
    <style:style style:name="P32" style:family="paragraph" style:parent-style-name="Text_20_body">
      <style:text-properties fo:language="de" fo:country="DE" officeooo:rsid="01cd9299" officeooo:paragraph-rsid="01cf3071"/>
    </style:style>
    <style:style style:name="P33" style:family="paragraph" style:parent-style-name="Text_20_body">
      <style:text-properties fo:language="de" fo:country="DE" officeooo:rsid="01cd9299" officeooo:paragraph-rsid="01cd2035"/>
    </style:style>
    <style:style style:name="P34" style:family="paragraph" style:parent-style-name="Text_20_body">
      <style:text-properties fo:language="de" fo:country="DE" officeooo:rsid="01d7d7a8" officeooo:paragraph-rsid="01d7d7a8"/>
    </style:style>
    <style:style style:name="P35" style:family="paragraph" style:parent-style-name="Text_20_body">
      <style:text-properties fo:language="de" fo:country="DE" officeooo:rsid="01e1368d" officeooo:paragraph-rsid="01e1368d"/>
    </style:style>
    <style:style style:name="P36" style:family="paragraph" style:parent-style-name="Text_20_body">
      <style:text-properties fo:language="de" fo:country="DE" officeooo:rsid="01fe6523" officeooo:paragraph-rsid="0212040b"/>
    </style:style>
    <style:style style:name="P37" style:family="paragraph" style:parent-style-name="Text_20_body">
      <style:text-properties fo:language="de" fo:country="DE" officeooo:rsid="02198475" officeooo:paragraph-rsid="0219a666"/>
    </style:style>
    <style:style style:name="P38" style:family="paragraph" style:parent-style-name="Text_20_body">
      <style:text-properties fo:language="de" fo:country="DE" officeooo:rsid="0224eebf" officeooo:paragraph-rsid="0224eebf"/>
    </style:style>
    <style:style style:name="P39" style:family="paragraph" style:parent-style-name="Text_20_body">
      <style:text-properties fo:language="de" fo:country="DE" officeooo:rsid="02336bc7" officeooo:paragraph-rsid="02336bc7"/>
    </style:style>
    <style:style style:name="P40" style:family="paragraph" style:parent-style-name="Text_20_body">
      <style:text-properties officeooo:paragraph-rsid="005cba36"/>
    </style:style>
    <style:style style:name="P41" style:family="paragraph" style:parent-style-name="Text_20_body">
      <style:text-properties officeooo:paragraph-rsid="0061be3c"/>
    </style:style>
    <style:style style:name="P42" style:family="paragraph" style:parent-style-name="Text_20_body">
      <style:text-properties officeooo:paragraph-rsid="00a77484"/>
    </style:style>
    <style:style style:name="P43" style:family="paragraph" style:parent-style-name="Text_20_body">
      <style:text-properties officeooo:paragraph-rsid="00f62c65"/>
    </style:style>
    <style:style style:name="P44" style:family="paragraph" style:parent-style-name="Text_20_body">
      <style:text-properties officeooo:rsid="01387a47" officeooo:paragraph-rsid="01387a47"/>
    </style:style>
    <style:style style:name="P45" style:family="paragraph" style:parent-style-name="Text_20_body">
      <style:text-properties officeooo:paragraph-rsid="0181da5f"/>
    </style:style>
    <style:style style:name="P46" style:family="paragraph" style:parent-style-name="Text_20_body">
      <style:text-properties officeooo:rsid="0186336a" officeooo:paragraph-rsid="019a7d00"/>
    </style:style>
    <style:style style:name="P47" style:family="paragraph" style:parent-style-name="Text_20_body">
      <style:text-properties officeooo:rsid="0197208b" officeooo:paragraph-rsid="0197208b"/>
    </style:style>
    <style:style style:name="P48" style:family="paragraph" style:parent-style-name="Text_20_body">
      <style:text-properties officeooo:rsid="01bd42b7" officeooo:paragraph-rsid="01c13b0e"/>
    </style:style>
    <style:style style:name="P49" style:family="paragraph" style:parent-style-name="Text_20_body">
      <style:text-properties officeooo:paragraph-rsid="01c416d4"/>
    </style:style>
    <style:style style:name="P50" style:family="paragraph" style:parent-style-name="Text_20_body">
      <style:text-properties officeooo:rsid="01ce53f7" officeooo:paragraph-rsid="01ce53f7"/>
    </style:style>
    <style:style style:name="P51" style:family="paragraph" style:parent-style-name="Text_20_body">
      <style:text-properties officeooo:rsid="01cf3071" officeooo:paragraph-rsid="01cf3071"/>
    </style:style>
    <style:style style:name="P52" style:family="paragraph" style:parent-style-name="Text_20_body">
      <style:text-properties officeooo:rsid="01cf3d6f" officeooo:paragraph-rsid="01cf3d6f"/>
    </style:style>
    <style:style style:name="P53" style:family="paragraph" style:parent-style-name="Text_20_body">
      <style:text-properties officeooo:rsid="01cf6abc" officeooo:paragraph-rsid="01cf6abc"/>
    </style:style>
    <style:style style:name="P54" style:family="paragraph" style:parent-style-name="Text_20_body">
      <style:text-properties officeooo:paragraph-rsid="029a6bb9"/>
    </style:style>
    <style:style style:name="P55" style:family="paragraph" style:parent-style-name="Text_20_body">
      <style:text-properties fo:font-style="normal" officeooo:rsid="02e62259" officeooo:paragraph-rsid="02e62259" style:font-style-asian="normal" style:font-style-complex="normal"/>
    </style:style>
    <style:style style:name="P56" style:family="paragraph" style:parent-style-name="Text_20_body">
      <style:paragraph-properties fo:margin-top="0cm" fo:margin-bottom="0cm" loext:contextual-spacing="false" fo:line-height="100%"/>
      <style:text-properties fo:font-size="11pt" fo:language="de" fo:country="DE" fo:font-style="italic" officeooo:rsid="01a4deec" officeooo:paragraph-rsid="019a7d00" style:font-size-asian="11pt" style:font-style-asian="italic" style:font-size-complex="11pt" style:font-style-complex="italic"/>
    </style:style>
    <style:style style:name="P57" style:family="paragraph" style:parent-style-name="Standard">
      <style:text-properties fo:language="de" fo:country="DE" officeooo:rsid="0223ea06" officeooo:paragraph-rsid="01e114fd"/>
    </style:style>
    <style:style style:name="P58" style:family="paragraph" style:parent-style-name="Standard">
      <style:text-properties officeooo:rsid="02399f90" officeooo:paragraph-rsid="02399f90"/>
    </style:style>
    <style:style style:name="P59" style:family="paragraph" style:parent-style-name="Standard">
      <style:text-properties officeooo:rsid="023f0569" officeooo:paragraph-rsid="023f0569"/>
    </style:style>
    <style:style style:name="P60" style:family="paragraph" style:parent-style-name="Standard">
      <style:text-properties officeooo:rsid="0240d1a5" officeooo:paragraph-rsid="0240d1a5"/>
    </style:style>
    <style:style style:name="P61" style:family="paragraph" style:parent-style-name="Standard">
      <style:text-properties officeooo:rsid="02518d10" officeooo:paragraph-rsid="02518d10"/>
    </style:style>
    <style:style style:name="P62" style:family="paragraph" style:parent-style-name="Standard">
      <style:text-properties officeooo:rsid="0255555b" officeooo:paragraph-rsid="0255555b"/>
    </style:style>
    <style:style style:name="P63" style:family="paragraph" style:parent-style-name="Standard">
      <style:text-properties officeooo:rsid="0259a2cf" officeooo:paragraph-rsid="0259a2cf"/>
    </style:style>
    <style:style style:name="P64" style:family="paragraph" style:parent-style-name="Standard">
      <style:text-properties officeooo:rsid="0272f5c4" officeooo:paragraph-rsid="028658c9"/>
    </style:style>
    <style:style style:name="P65" style:family="paragraph" style:parent-style-name="Standard">
      <style:text-properties officeooo:rsid="028c32a2" officeooo:paragraph-rsid="028c32a2"/>
    </style:style>
    <style:style style:name="P66" style:family="paragraph" style:parent-style-name="Standard">
      <style:text-properties fo:font-style="normal" officeooo:rsid="02cb89b7" officeooo:paragraph-rsid="02cb89b7" style:font-style-asian="normal" style:font-style-complex="normal"/>
    </style:style>
    <style:style style:name="P67" style:family="paragraph" style:parent-style-name="Standard">
      <style:text-properties officeooo:rsid="02b124de" officeooo:paragraph-rsid="02b124de"/>
    </style:style>
    <style:style style:name="P68" style:family="paragraph" style:parent-style-name="Heading_20_1">
      <style:text-properties style:font-name="Liberation Sans" fo:font-size="18.2000007629395pt" fo:language="de" fo:country="DE" fo:font-weight="bold" officeooo:rsid="02cd784a" officeooo:paragraph-rsid="02cd784a" style:font-name-asian="Microsoft YaHei" style:font-size-asian="18.2000007629395pt" style:font-weight-asian="bold" style:font-name-complex="Mangal" style:font-size-complex="18.2000007629395pt" style:font-weight-complex="bold"/>
    </style:style>
    <style:style style:name="P69" style:family="paragraph" style:parent-style-name="Heading_20_1">
      <style:text-properties fo:language="de" fo:country="DE" officeooo:paragraph-rsid="01e114fd"/>
    </style:style>
    <style:style style:name="P70" style:family="paragraph" style:parent-style-name="Standard" style:list-style-name="L1">
      <style:text-properties officeooo:rsid="02a57d63" officeooo:paragraph-rsid="02cd784a"/>
    </style:style>
    <style:style style:name="P71" style:family="paragraph" style:parent-style-name="Standard" style:list-style-name="L3">
      <style:text-properties officeooo:rsid="02a57d63" officeooo:paragraph-rsid="02a57d63"/>
    </style:style>
    <style:style style:name="P72" style:family="paragraph" style:parent-style-name="Standard" style:list-style-name="L3"/>
    <style:style style:name="P73" style:family="paragraph" style:parent-style-name="Standard" style:list-style-name="L3">
      <style:text-properties officeooo:paragraph-rsid="028dbada"/>
    </style:style>
    <style:style style:name="P74" style:family="paragraph" style:parent-style-name="Standard" style:list-style-name="L3">
      <style:text-properties officeooo:rsid="02b124de" officeooo:paragraph-rsid="02b124de"/>
    </style:style>
    <style:style style:name="P75" style:family="paragraph" style:parent-style-name="Standard" style:list-style-name="L3">
      <style:text-properties officeooo:rsid="02b413ea" officeooo:paragraph-rsid="02b413ea"/>
    </style:style>
    <style:style style:name="P76" style:family="paragraph" style:parent-style-name="Standard" style:list-style-name="L3">
      <style:text-properties officeooo:rsid="02b413ea" officeooo:paragraph-rsid="02b6144e"/>
    </style:style>
    <style:style style:name="P77" style:family="paragraph" style:parent-style-name="Standard" style:list-style-name="L3">
      <style:text-properties officeooo:rsid="02ba4258" officeooo:paragraph-rsid="02ba4258"/>
    </style:style>
    <style:style style:name="P78" style:family="paragraph" style:parent-style-name="Standard" style:list-style-name="L3">
      <style:text-properties officeooo:rsid="02b8b30f" officeooo:paragraph-rsid="02b8b30f"/>
    </style:style>
    <style:style style:name="P79" style:family="paragraph" style:parent-style-name="Standard" style:list-style-name="L3">
      <style:text-properties fo:font-style="normal" officeooo:rsid="02b8d0aa" officeooo:paragraph-rsid="02b8d0aa" style:font-style-asian="normal" style:font-style-complex="normal"/>
    </style:style>
    <style:style style:name="P80" style:family="paragraph" style:parent-style-name="Standard" style:list-style-name="L3">
      <style:text-properties fo:font-style="normal" officeooo:rsid="02ba4258" officeooo:paragraph-rsid="02ba4258" style:font-style-asian="normal" style:font-style-complex="normal"/>
    </style:style>
    <style:style style:name="P81" style:family="paragraph" style:parent-style-name="Standard" style:list-style-name="L3">
      <style:text-properties fo:font-style="normal" officeooo:rsid="02c1b269" officeooo:paragraph-rsid="02c1b269" style:font-style-asian="normal" style:font-style-complex="normal"/>
    </style:style>
    <style:style style:name="P82" style:family="paragraph" style:parent-style-name="Standard" style:list-style-name="L3">
      <style:text-properties fo:font-style="normal" officeooo:rsid="02c569a8" officeooo:paragraph-rsid="02c569a8" style:font-style-asian="normal" style:font-style-complex="normal"/>
    </style:style>
    <style:style style:name="P83" style:family="paragraph" style:parent-style-name="Standard" style:list-style-name="L3">
      <style:text-properties fo:font-style="normal" officeooo:rsid="02c6912c" officeooo:paragraph-rsid="02c6912c" style:font-style-asian="normal" style:font-style-complex="normal"/>
    </style:style>
    <style:style style:name="P84" style:family="paragraph" style:parent-style-name="Standard" style:list-style-name="L3">
      <style:text-properties fo:font-style="normal" officeooo:rsid="02caecd4" officeooo:paragraph-rsid="02caecd4" style:font-style-asian="normal" style:font-style-complex="normal"/>
    </style:style>
    <style:style style:name="P85" style:family="paragraph" style:parent-style-name="Standard" style:list-style-name="L3">
      <style:text-properties fo:font-style="normal" officeooo:rsid="02d9ade3" officeooo:paragraph-rsid="02d9ade3" style:font-style-asian="normal" style:font-style-complex="normal"/>
    </style:style>
    <style:style style:name="P86" style:family="paragraph" style:parent-style-name="Standard" style:list-style-name="L4">
      <style:text-properties fo:font-style="normal" officeooo:rsid="02642222" officeooo:paragraph-rsid="0268d864" style:font-style-asian="normal" style:font-style-complex="normal"/>
    </style:style>
    <style:style style:name="P87" style:family="paragraph" style:parent-style-name="Standard" style:list-style-name="L4">
      <style:text-properties fo:font-style="normal" officeooo:rsid="027494f0" officeooo:paragraph-rsid="027494f0" style:font-style-asian="normal" style:font-style-complex="normal"/>
    </style:style>
    <style:style style:name="P88" style:family="paragraph" style:parent-style-name="Standard" style:list-style-name="L4">
      <style:text-properties fo:font-style="normal" officeooo:rsid="0280cc84" officeooo:paragraph-rsid="02873390" style:font-style-asian="normal" style:font-style-complex="normal"/>
    </style:style>
    <style:style style:name="P89" style:family="paragraph" style:parent-style-name="Standard" style:list-style-name="L4">
      <style:text-properties fo:font-style="normal" officeooo:rsid="02878d19" officeooo:paragraph-rsid="02878d19" style:font-style-asian="normal" style:font-style-complex="normal"/>
    </style:style>
    <style:style style:name="P90" style:family="paragraph" style:parent-style-name="Standard" style:list-style-name="L4">
      <style:text-properties fo:font-style="normal" officeooo:rsid="0288b7cf" officeooo:paragraph-rsid="0288b7cf" style:font-style-asian="normal" style:font-style-complex="normal"/>
    </style:style>
    <style:style style:name="P91" style:family="paragraph" style:parent-style-name="Standard" style:list-style-name="L3">
      <style:text-properties fo:font-style="normal" fo:font-weight="normal" officeooo:rsid="02dba324" officeooo:paragraph-rsid="02dba324" style:font-style-asian="normal" style:font-weight-asian="normal" style:font-style-complex="normal" style:font-weight-complex="normal"/>
    </style:style>
    <style:style style:name="P92" style:family="paragraph" style:parent-style-name="Standard" style:list-style-name="L3">
      <style:text-properties officeooo:rsid="02bb7e51" officeooo:paragraph-rsid="02bb7e51"/>
    </style:style>
    <style:style style:name="P93" style:family="paragraph" style:parent-style-name="Standard" style:list-style-name="L3">
      <style:text-properties officeooo:rsid="02be7179" officeooo:paragraph-rsid="02be7179"/>
    </style:style>
    <style:style style:name="P94" style:family="paragraph" style:parent-style-name="Standard" style:list-style-name="L3">
      <style:text-properties fo:font-style="italic" officeooo:rsid="02bfd74c" officeooo:paragraph-rsid="02bfd74c" style:font-style-asian="italic" style:font-style-complex="italic"/>
    </style:style>
    <style:style style:name="P95" style:family="paragraph" style:parent-style-name="Standard" style:list-style-name="L3">
      <style:text-properties fo:font-style="italic" officeooo:rsid="02c1b269" officeooo:paragraph-rsid="02c1b269" style:font-style-asian="italic" style:font-style-complex="italic"/>
    </style:style>
    <style:style style:name="P96" style:family="paragraph" style:parent-style-name="Standard" style:list-style-name="L3">
      <style:text-properties fo:font-style="italic" officeooo:rsid="02c457b1" officeooo:paragraph-rsid="02c457b1" style:font-style-asian="italic" style:font-style-complex="italic"/>
    </style:style>
    <style:style style:name="P97" style:family="paragraph" style:parent-style-name="Standard" style:list-style-name="L3">
      <style:text-properties officeooo:rsid="028c32a2" officeooo:paragraph-rsid="028c32a2"/>
    </style:style>
    <style:style style:name="P98" style:family="paragraph" style:parent-style-name="Standard" style:list-style-name="L3">
      <style:text-properties officeooo:rsid="028e5068" officeooo:paragraph-rsid="028e5068"/>
    </style:style>
    <style:style style:name="P99" style:family="paragraph" style:parent-style-name="Standard" style:list-style-name="L3">
      <style:text-properties officeooo:rsid="028ee093" officeooo:paragraph-rsid="028ee093"/>
    </style:style>
    <style:style style:name="P100" style:family="paragraph" style:parent-style-name="Standard" style:list-style-name="L3">
      <style:text-properties officeooo:rsid="0293219a" officeooo:paragraph-rsid="0293219a"/>
    </style:style>
    <style:style style:name="P101" style:family="paragraph" style:parent-style-name="Standard" style:list-style-name="L3">
      <style:text-properties officeooo:rsid="029773d4" officeooo:paragraph-rsid="029c2cad"/>
    </style:style>
    <style:style style:name="P102" style:family="paragraph" style:parent-style-name="Standard" style:list-style-name="L3">
      <style:text-properties officeooo:rsid="029f1855" officeooo:paragraph-rsid="029f1855"/>
    </style:style>
    <style:style style:name="P103" style:family="paragraph" style:parent-style-name="Standard" style:list-style-name="L3">
      <style:text-properties officeooo:rsid="029863ab" officeooo:paragraph-rsid="029c2cad"/>
    </style:style>
    <style:style style:name="P104" style:family="paragraph" style:parent-style-name="Standard" style:list-style-name="L3">
      <style:text-properties officeooo:rsid="029e22f0" officeooo:paragraph-rsid="029e22f0"/>
    </style:style>
    <style:style style:name="P105" style:family="paragraph" style:parent-style-name="Standard" style:list-style-name="L4"/>
    <style:style style:name="P106" style:family="paragraph" style:parent-style-name="Standard" style:list-style-name="L4">
      <style:text-properties officeooo:paragraph-rsid="0268d864"/>
    </style:style>
    <style:style style:name="P107" style:family="paragraph" style:parent-style-name="Standard" style:list-style-name="L4">
      <style:text-properties officeooo:paragraph-rsid="02b2f1f2"/>
    </style:style>
    <style:style style:name="P108" style:family="paragraph" style:parent-style-name="Standard" style:list-style-name="L4">
      <style:text-properties officeooo:rsid="0255555b" officeooo:paragraph-rsid="0255555b"/>
    </style:style>
    <style:style style:name="P109" style:family="paragraph" style:parent-style-name="Standard" style:list-style-name="L4">
      <style:text-properties officeooo:rsid="0257b92b" officeooo:paragraph-rsid="0257b92b"/>
    </style:style>
    <style:style style:name="P110" style:family="paragraph" style:parent-style-name="Standard" style:list-style-name="L4">
      <style:text-properties officeooo:rsid="025a2d29" officeooo:paragraph-rsid="025a2d29"/>
    </style:style>
    <style:style style:name="P111" style:family="paragraph" style:parent-style-name="Standard" style:list-style-name="L4">
      <style:text-properties officeooo:rsid="0259a2cf" officeooo:paragraph-rsid="0259a2cf"/>
    </style:style>
    <style:style style:name="P112" style:family="paragraph" style:parent-style-name="Standard" style:list-style-name="L4">
      <style:text-properties officeooo:rsid="025faece" officeooo:paragraph-rsid="025faece"/>
    </style:style>
    <style:style style:name="P113" style:family="paragraph" style:parent-style-name="Standard" style:list-style-name="L4">
      <style:text-properties officeooo:rsid="0268d864" officeooo:paragraph-rsid="0268d864"/>
    </style:style>
    <style:style style:name="P114" style:family="paragraph" style:parent-style-name="Standard" style:list-style-name="L4">
      <style:text-properties officeooo:rsid="02708424" officeooo:paragraph-rsid="02708424"/>
    </style:style>
    <style:style style:name="P115" style:family="paragraph" style:parent-style-name="Standard" style:list-style-name="L4">
      <style:text-properties officeooo:rsid="0271b166" officeooo:paragraph-rsid="0271b166"/>
    </style:style>
    <style:style style:name="P116" style:family="paragraph" style:parent-style-name="Standard" style:list-style-name="L4">
      <style:text-properties officeooo:rsid="027237a1" officeooo:paragraph-rsid="027237a1"/>
    </style:style>
    <style:style style:name="P117" style:family="paragraph" style:parent-style-name="Standard" style:list-style-name="L4">
      <style:text-properties officeooo:rsid="027d5a31" officeooo:paragraph-rsid="027d5a31"/>
    </style:style>
    <style:style style:name="P118" style:family="paragraph" style:parent-style-name="Standard" style:list-style-name="L4">
      <style:text-properties fo:color="#d4d4d4" style:font-name="Consolas" fo:font-size="7pt" fo:font-style="normal" fo:font-weight="normal" officeooo:rsid="028a5a99" officeooo:paragraph-rsid="028a5a99" fo:background-color="#1e1e1e" style:font-style-asian="normal" style:font-style-complex="normal"/>
    </style:style>
    <style:style style:name="P119" style:family="paragraph" style:parent-style-name="Standard" style:list-style-name="L4">
      <style:text-properties officeooo:rsid="02a72322" officeooo:paragraph-rsid="02b2f1f2"/>
    </style:style>
    <style:style style:name="P120" style:family="paragraph" style:parent-style-name="Standard" style:list-style-name="L4">
      <style:text-properties officeooo:rsid="0285b738" officeooo:paragraph-rsid="028658c9"/>
    </style:style>
    <style:style style:name="P121" style:family="paragraph" style:parent-style-name="Standard" style:list-style-name="L4">
      <style:text-properties officeooo:rsid="026312d8" officeooo:paragraph-rsid="028658c9"/>
    </style:style>
    <style:style style:name="P122" style:family="paragraph" style:parent-style-name="Standard" style:list-style-name="L4">
      <style:text-properties officeooo:rsid="0266f628" officeooo:paragraph-rsid="028658c9"/>
    </style:style>
    <style:style style:name="P123" style:family="paragraph" style:parent-style-name="Standard" style:list-style-name="L5">
      <style:text-properties officeooo:rsid="02518d10" officeooo:paragraph-rsid="02518d10"/>
    </style:style>
    <style:style style:name="P124" style:family="paragraph" style:parent-style-name="Standard" style:list-style-name="L6">
      <style:text-properties officeooo:rsid="02496706" officeooo:paragraph-rsid="02496706"/>
    </style:style>
    <style:style style:name="P125" style:family="paragraph" style:parent-style-name="Standard" style:list-style-name="L6">
      <style:text-properties officeooo:rsid="023c1517" officeooo:paragraph-rsid="023c1517"/>
    </style:style>
    <style:style style:name="P126" style:family="paragraph" style:parent-style-name="Standard" style:list-style-name="L6">
      <style:text-properties officeooo:rsid="02391305" officeooo:paragraph-rsid="02391305"/>
    </style:style>
    <style:style style:name="P127" style:family="paragraph" style:parent-style-name="Standard" style:list-style-name="L7">
      <style:text-properties fo:language="de" fo:country="DE" officeooo:rsid="02399f90" officeooo:paragraph-rsid="023a654a"/>
    </style:style>
    <style:style style:name="P128" style:family="paragraph" style:parent-style-name="Text_20_body" style:list-style-name="L1">
      <style:text-properties fo:language="de" fo:country="DE" officeooo:rsid="00013502" officeooo:paragraph-rsid="02cd784a"/>
    </style:style>
    <style:style style:name="P129" style:family="paragraph" style:parent-style-name="Text_20_body" style:list-style-name="L1">
      <style:text-properties fo:language="de" fo:country="DE" officeooo:rsid="0272f5c4" officeooo:paragraph-rsid="02cd784a"/>
    </style:style>
    <style:style style:name="P130" style:family="paragraph" style:parent-style-name="Text_20_body" style:list-style-name="L7">
      <style:text-properties fo:language="de" fo:country="DE" officeooo:rsid="02357d57" officeooo:paragraph-rsid="02357d57"/>
    </style:style>
    <style:style style:name="P131" style:family="paragraph" style:parent-style-name="Text_20_body" style:list-style-name="L7">
      <style:text-properties fo:language="de" fo:country="DE" officeooo:rsid="02358fcb" officeooo:paragraph-rsid="02358fcb"/>
    </style:style>
    <style:style style:name="P132" style:family="paragraph" style:parent-style-name="Text_20_body" style:list-style-name="L7">
      <style:text-properties fo:language="de" fo:country="DE" officeooo:rsid="023824a7" officeooo:paragraph-rsid="023824a7"/>
    </style:style>
    <style:style style:name="P133" style:family="paragraph" style:parent-style-name="Text_20_body" style:list-style-name="L7">
      <style:text-properties fo:language="de" fo:country="DE" officeooo:rsid="023e4824" officeooo:paragraph-rsid="023e4824"/>
    </style:style>
    <style:style style:name="P134" style:family="paragraph" style:parent-style-name="Text_20_body" style:list-style-name="L7">
      <style:text-properties fo:language="de" fo:country="DE" officeooo:rsid="0242cea4" officeooo:paragraph-rsid="0242cea4"/>
    </style:style>
    <style:style style:name="P135" style:family="paragraph" style:parent-style-name="Text_20_body" style:list-style-name="L7">
      <style:text-properties fo:language="de" fo:country="DE" officeooo:rsid="02433141" officeooo:paragraph-rsid="02433141"/>
    </style:style>
    <style:style style:name="P136" style:family="paragraph" style:parent-style-name="Text_20_body" style:list-style-name="L7">
      <style:text-properties fo:language="de" fo:country="DE" officeooo:rsid="0219aaaf" officeooo:paragraph-rsid="0219aaaf"/>
    </style:style>
    <style:style style:name="P137" style:family="paragraph" style:parent-style-name="Text_20_body" style:list-style-name="L7">
      <style:text-properties fo:language="de" fo:country="DE" officeooo:rsid="021c427e" officeooo:paragraph-rsid="021c427e"/>
    </style:style>
    <style:style style:name="P138" style:family="paragraph" style:parent-style-name="Text_20_body" style:list-style-name="L7">
      <style:text-properties fo:language="de" fo:country="DE" officeooo:rsid="0225e2d2" officeooo:paragraph-rsid="0225e2d2"/>
    </style:style>
    <style:style style:name="P139" style:family="paragraph" style:parent-style-name="Text_20_body" style:list-style-name="L7">
      <style:text-properties fo:language="de" fo:country="DE" officeooo:rsid="021d678b" officeooo:paragraph-rsid="021d678b"/>
    </style:style>
    <style:style style:name="P140" style:family="paragraph" style:parent-style-name="Text_20_body" style:list-style-name="L7">
      <style:text-properties fo:language="de" fo:country="DE" officeooo:rsid="022ab863" officeooo:paragraph-rsid="022ab863"/>
    </style:style>
    <style:style style:name="P141" style:family="paragraph" style:parent-style-name="Text_20_body" style:list-style-name="L7">
      <style:text-properties fo:language="de" fo:country="DE" officeooo:rsid="022b881d" officeooo:paragraph-rsid="022b881d"/>
    </style:style>
    <style:style style:name="P142" style:family="paragraph" style:parent-style-name="Text_20_body" style:list-style-name="L7">
      <style:text-properties fo:language="de" fo:country="DE" officeooo:rsid="022c7502" officeooo:paragraph-rsid="022c7502"/>
    </style:style>
    <style:style style:name="P143" style:family="paragraph" style:parent-style-name="Text_20_body" style:list-style-name="L7">
      <style:text-properties fo:language="de" fo:country="DE" officeooo:rsid="022f63a1" officeooo:paragraph-rsid="022f63a1"/>
    </style:style>
    <style:style style:name="P144" style:family="paragraph" style:parent-style-name="Text_20_body" style:list-style-name="L7">
      <style:text-properties fo:language="de" fo:country="DE" officeooo:rsid="02336bc7" officeooo:paragraph-rsid="02336bc7"/>
    </style:style>
    <style:style style:name="P145" style:family="paragraph" style:parent-style-name="Text_20_body" style:list-style-name="L7">
      <style:text-properties fo:language="de" fo:country="DE" officeooo:rsid="023383a1" officeooo:paragraph-rsid="023383a1"/>
    </style:style>
    <style:style style:name="P146" style:family="paragraph" style:parent-style-name="Text_20_body" style:list-style-name="L7">
      <style:text-properties fo:language="de" fo:country="DE" officeooo:rsid="022224a3" officeooo:paragraph-rsid="0224eebf"/>
    </style:style>
    <style:style style:name="P147" style:family="paragraph" style:parent-style-name="Text_20_body" style:list-style-name="L7">
      <style:text-properties fo:language="de" fo:country="DE" officeooo:rsid="02198475" officeooo:paragraph-rsid="0219a666"/>
    </style:style>
    <style:style style:name="P148" style:family="paragraph" style:parent-style-name="Text_20_body" style:list-style-name="L7">
      <style:text-properties fo:language="de" fo:country="DE" officeooo:rsid="021ba7d1" officeooo:paragraph-rsid="021ba7d1"/>
    </style:style>
    <style:style style:name="P149" style:family="paragraph" style:parent-style-name="Text_20_body" style:list-style-name="L8">
      <style:text-properties fo:language="de" fo:country="DE" officeooo:rsid="01e5053b" officeooo:paragraph-rsid="01e5053b"/>
    </style:style>
    <style:style style:name="P150" style:family="paragraph" style:parent-style-name="Text_20_body" style:list-style-name="L8">
      <style:text-properties fo:language="de" fo:country="DE" officeooo:rsid="01f68769" officeooo:paragraph-rsid="01f68769"/>
    </style:style>
    <style:style style:name="P151" style:family="paragraph" style:parent-style-name="Text_20_body" style:list-style-name="L8">
      <style:text-properties fo:language="de" fo:country="DE" officeooo:rsid="01f7dda6" officeooo:paragraph-rsid="01f7dda6"/>
    </style:style>
    <style:style style:name="P152" style:family="paragraph" style:parent-style-name="Text_20_body" style:list-style-name="L8">
      <style:text-properties fo:language="de" fo:country="DE" officeooo:rsid="01fe6523" officeooo:paragraph-rsid="01fe6523"/>
    </style:style>
    <style:style style:name="P153" style:family="paragraph" style:parent-style-name="Text_20_body" style:list-style-name="L2">
      <style:text-properties officeooo:paragraph-rsid="02e50110"/>
    </style:style>
    <style:style style:name="P154" style:family="paragraph" style:parent-style-name="Text_20_body" style:list-style-name="L2">
      <style:text-properties officeooo:rsid="02dece5e" officeooo:paragraph-rsid="02dece5e"/>
    </style:style>
    <style:style style:name="P155" style:family="paragraph" style:parent-style-name="Text_20_body" style:list-style-name="L2">
      <style:text-properties fo:font-style="normal" officeooo:rsid="02e62259" officeooo:paragraph-rsid="02e62259" style:font-style-asian="normal" style:font-style-complex="normal"/>
    </style:style>
    <style:style style:name="P156" style:family="paragraph" style:parent-style-name="Text_20_body" style:list-style-name="L2">
      <style:text-properties fo:font-style="normal" officeooo:rsid="02ea3be0" officeooo:paragraph-rsid="02ea3be0" style:font-style-asian="normal" style:font-style-complex="normal"/>
    </style:style>
    <style:style style:name="P157" style:family="paragraph" style:parent-style-name="Text_20_body" style:list-style-name="L3">
      <style:text-properties fo:font-style="normal" officeooo:rsid="02cb89b7" officeooo:paragraph-rsid="02d8fdb8" style:font-style-asian="normal" style:font-style-complex="normal"/>
    </style:style>
    <style:style style:name="P158" style:family="paragraph" style:parent-style-name="Text_20_body" style:list-style-name="L2">
      <style:text-properties fo:font-style="italic" officeooo:rsid="02e1985b" officeooo:paragraph-rsid="02dece5e" style:font-style-asian="italic" style:font-style-complex="italic"/>
    </style:style>
    <style:style style:name="P159" style:family="paragraph" style:parent-style-name="Text_20_body" style:list-style-name="L3">
      <style:text-properties officeooo:rsid="02d29de7" officeooo:paragraph-rsid="02d8fdb8"/>
    </style:style>
    <style:style style:name="P160" style:family="paragraph" style:parent-style-name="Text_20_body" style:list-style-name="L7">
      <style:text-properties officeooo:rsid="0213e8b2" officeooo:paragraph-rsid="0213e8b2"/>
    </style:style>
    <style:style style:name="P161" style:family="paragraph" style:parent-style-name="Text_20_body" style:list-style-name="L7">
      <style:text-properties officeooo:rsid="021e1e56" officeooo:paragraph-rsid="0224eebf"/>
    </style:style>
    <style:style style:name="P162" style:family="paragraph" style:parent-style-name="Text_20_body" style:list-style-name="L7">
      <style:text-properties officeooo:rsid="021ec1c1" officeooo:paragraph-rsid="0224eebf"/>
    </style:style>
    <style:style style:name="P163" style:family="paragraph" style:parent-style-name="Text_20_body" style:list-style-name="L7">
      <style:text-properties officeooo:rsid="02203ea1" officeooo:paragraph-rsid="0224eebf"/>
    </style:style>
    <style:style style:name="P164" style:family="paragraph" style:parent-style-name="Text_20_body" style:list-style-name="L7">
      <style:text-properties officeooo:rsid="021692f7" officeooo:paragraph-rsid="0219a666"/>
    </style:style>
    <style:style style:name="P165" style:family="paragraph" style:parent-style-name="Text_20_body" style:list-style-name="L7">
      <style:text-properties officeooo:rsid="0212040b" officeooo:paragraph-rsid="0212040b"/>
    </style:style>
    <style:style style:name="P166" style:family="paragraph" style:parent-style-name="Text_20_body" style:list-style-name="L7">
      <style:text-properties officeooo:rsid="01ffbe57" officeooo:paragraph-rsid="01ffbe57"/>
    </style:style>
    <style:style style:name="P167" style:family="paragraph" style:parent-style-name="Text_20_body" style:list-style-name="L7">
      <style:text-properties officeooo:rsid="01fff8d3" officeooo:paragraph-rsid="020cff14"/>
    </style:style>
    <style:style style:name="P168" style:family="paragraph" style:parent-style-name="Text_20_body" style:list-style-name="L8">
      <style:text-properties officeooo:paragraph-rsid="01e1368d"/>
    </style:style>
    <style:style style:name="P169" style:family="paragraph" style:parent-style-name="Text_20_body" style:list-style-name="L2">
      <style:text-properties officeooo:rsid="02ead236" officeooo:paragraph-rsid="02ead236"/>
    </style:style>
    <style:style style:name="P170" style:family="paragraph" style:parent-style-name="Text_20_body">
      <style:text-properties officeooo:rsid="02ead236" officeooo:paragraph-rsid="02ead236"/>
    </style:style>
    <style:style style:name="P171" style:family="paragraph" style:parent-style-name="Text_20_body" style:list-style-name="L9">
      <style:paragraph-properties fo:margin-top="0cm" fo:margin-bottom="0cm" loext:contextual-spacing="false"/>
      <style:text-properties fo:language="de" fo:country="DE" officeooo:rsid="00b21857" officeooo:paragraph-rsid="00b21857"/>
    </style:style>
    <style:style style:name="P172" style:family="paragraph" style:parent-style-name="Text_20_body" style:list-style-name="L9">
      <style:paragraph-properties fo:margin-top="0cm" fo:margin-bottom="0cm" loext:contextual-spacing="false"/>
      <style:text-properties fo:language="de" fo:country="DE" officeooo:rsid="00b21857" officeooo:paragraph-rsid="00b272d0"/>
    </style:style>
    <style:style style:name="P173" style:family="paragraph" style:parent-style-name="Text_20_body" style:list-style-name="L9">
      <style:paragraph-properties fo:margin-top="0cm" fo:margin-bottom="0cm" loext:contextual-spacing="false"/>
      <style:text-properties fo:language="de" fo:country="DE" officeooo:rsid="00b46ebb" officeooo:paragraph-rsid="00b46ebb"/>
    </style:style>
    <style:style style:name="P174" style:family="paragraph" style:parent-style-name="Text_20_body" style:list-style-name="L9">
      <style:paragraph-properties fo:margin-top="0cm" fo:margin-bottom="0cm" loext:contextual-spacing="false"/>
    </style:style>
    <style:style style:name="P175" style:family="paragraph" style:parent-style-name="Text_20_body" style:list-style-name="L9">
      <style:paragraph-properties fo:margin-top="0cm" fo:margin-bottom="0cm" loext:contextual-spacing="false"/>
      <style:text-properties officeooo:paragraph-rsid="00b272d0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612ac"/>
    </style:style>
    <style:style style:name="T59" style:family="text">
      <style:text-properties fo:language="de" fo:country="DE" officeooo:rsid="00602e19"/>
    </style:style>
    <style:style style:name="T60" style:family="text">
      <style:text-properties fo:language="de" fo:country="DE" officeooo:rsid="00a88daa"/>
    </style:style>
    <style:style style:name="T61" style:family="text">
      <style:text-properties fo:language="de" fo:country="DE" officeooo:rsid="00a77484"/>
    </style:style>
    <style:style style:name="T62" style:family="text">
      <style:text-properties fo:language="de" fo:country="DE" officeooo:rsid="00aa9d92"/>
    </style:style>
    <style:style style:name="T63" style:family="text">
      <style:text-properties fo:language="de" fo:country="DE" officeooo:rsid="00ad6388"/>
    </style:style>
    <style:style style:name="T64" style:family="text">
      <style:text-properties fo:language="de" fo:country="DE" officeooo:rsid="00b21857"/>
    </style:style>
    <style:style style:name="T65" style:family="text">
      <style:text-properties fo:language="de" fo:country="DE" officeooo:rsid="00b272d0"/>
    </style:style>
    <style:style style:name="T66" style:family="text">
      <style:text-properties fo:language="de" fo:country="DE" officeooo:rsid="00b3cf8e"/>
    </style:style>
    <style:style style:name="T67" style:family="text">
      <style:text-properties fo:language="de" fo:country="DE" officeooo:rsid="00b46ebb"/>
    </style:style>
    <style:style style:name="T68" style:family="text">
      <style:text-properties fo:language="de" fo:country="DE" officeooo:rsid="00b54db1"/>
    </style:style>
    <style:style style:name="T69" style:family="text">
      <style:text-properties fo:language="de" fo:country="DE" officeooo:rsid="00b6a9c0"/>
    </style:style>
    <style:style style:name="T70" style:family="text">
      <style:text-properties fo:language="de" fo:country="DE" officeooo:rsid="00b6c38f"/>
    </style:style>
    <style:style style:name="T71" style:family="text">
      <style:text-properties fo:language="de" fo:country="DE" officeooo:rsid="00b87735"/>
    </style:style>
    <style:style style:name="T72" style:family="text">
      <style:text-properties fo:language="de" fo:country="DE" officeooo:rsid="00b8c467"/>
    </style:style>
    <style:style style:name="T73" style:family="text">
      <style:text-properties fo:language="de" fo:country="DE" officeooo:rsid="00c5cf81"/>
    </style:style>
    <style:style style:name="T74" style:family="text">
      <style:text-properties fo:language="de" fo:country="DE" officeooo:rsid="00c7a150"/>
    </style:style>
    <style:style style:name="T75" style:family="text">
      <style:text-properties fo:language="de" fo:country="DE" officeooo:rsid="00cc3040"/>
    </style:style>
    <style:style style:name="T76" style:family="text">
      <style:text-properties fo:language="de" fo:country="DE" officeooo:rsid="00ccac80"/>
    </style:style>
    <style:style style:name="T77" style:family="text">
      <style:text-properties fo:language="de" fo:country="DE" officeooo:rsid="00ce3681"/>
    </style:style>
    <style:style style:name="T78" style:family="text">
      <style:text-properties fo:language="de" fo:country="DE" officeooo:rsid="00cfb5b0"/>
    </style:style>
    <style:style style:name="T79" style:family="text">
      <style:text-properties fo:language="de" fo:country="DE" officeooo:rsid="00d1170b"/>
    </style:style>
    <style:style style:name="T80" style:family="text">
      <style:text-properties fo:language="de" fo:country="DE" officeooo:rsid="00d141cc"/>
    </style:style>
    <style:style style:name="T81" style:family="text">
      <style:text-properties fo:language="de" fo:country="DE" officeooo:rsid="00d2e35a"/>
    </style:style>
    <style:style style:name="T82" style:family="text">
      <style:text-properties fo:language="de" fo:country="DE" officeooo:rsid="00d41e89"/>
    </style:style>
    <style:style style:name="T83" style:family="text">
      <style:text-properties fo:language="de" fo:country="DE" officeooo:rsid="00d54eb6"/>
    </style:style>
    <style:style style:name="T84" style:family="text">
      <style:text-properties fo:language="de" fo:country="DE" officeooo:rsid="00d5724a"/>
    </style:style>
    <style:style style:name="T85" style:family="text">
      <style:text-properties fo:language="de" fo:country="DE" officeooo:rsid="00d65a03"/>
    </style:style>
    <style:style style:name="T86" style:family="text">
      <style:text-properties fo:language="de" fo:country="DE" officeooo:rsid="00d7060f"/>
    </style:style>
    <style:style style:name="T87" style:family="text">
      <style:text-properties fo:language="de" fo:country="DE" officeooo:rsid="00d8a332"/>
    </style:style>
    <style:style style:name="T88" style:family="text">
      <style:text-properties fo:language="de" fo:country="DE" officeooo:rsid="00d8b236"/>
    </style:style>
    <style:style style:name="T89" style:family="text">
      <style:text-properties fo:language="de" fo:country="DE" officeooo:rsid="00da647d"/>
    </style:style>
    <style:style style:name="T90" style:family="text">
      <style:text-properties fo:language="de" fo:country="DE" officeooo:rsid="00df1b38"/>
    </style:style>
    <style:style style:name="T91" style:family="text">
      <style:text-properties fo:language="de" fo:country="DE" officeooo:rsid="00e09a49"/>
    </style:style>
    <style:style style:name="T92" style:family="text">
      <style:text-properties fo:language="de" fo:country="DE" officeooo:rsid="00e0a206"/>
    </style:style>
    <style:style style:name="T93" style:family="text">
      <style:text-properties fo:language="de" fo:country="DE" officeooo:rsid="00f81244"/>
    </style:style>
    <style:style style:name="T94" style:family="text">
      <style:text-properties fo:language="de" fo:country="DE" officeooo:rsid="00f93182"/>
    </style:style>
    <style:style style:name="T95" style:family="text">
      <style:text-properties fo:language="de" fo:country="DE" officeooo:rsid="00f9b42b"/>
    </style:style>
    <style:style style:name="T96" style:family="text">
      <style:text-properties fo:language="de" fo:country="DE" officeooo:rsid="00f9f371"/>
    </style:style>
    <style:style style:name="T97" style:family="text">
      <style:text-properties fo:language="de" fo:country="DE" officeooo:rsid="00fba7ae"/>
    </style:style>
    <style:style style:name="T98" style:family="text">
      <style:text-properties fo:language="de" fo:country="DE" officeooo:rsid="00fccdf2"/>
    </style:style>
    <style:style style:name="T99" style:family="text">
      <style:text-properties fo:language="de" fo:country="DE" officeooo:rsid="01072dd5"/>
    </style:style>
    <style:style style:name="T100" style:family="text">
      <style:text-properties fo:language="de" fo:country="DE" officeooo:rsid="010797ca"/>
    </style:style>
    <style:style style:name="T101" style:family="text">
      <style:text-properties fo:language="de" fo:country="DE" officeooo:rsid="01092a9a"/>
    </style:style>
    <style:style style:name="T102" style:family="text">
      <style:text-properties fo:language="de" fo:country="DE" officeooo:rsid="0109c2e2"/>
    </style:style>
    <style:style style:name="T103" style:family="text">
      <style:text-properties fo:language="de" fo:country="DE" officeooo:rsid="010b0d85"/>
    </style:style>
    <style:style style:name="T104" style:family="text">
      <style:text-properties fo:language="de" fo:country="DE" officeooo:rsid="010d0066"/>
    </style:style>
    <style:style style:name="T105" style:family="text">
      <style:text-properties fo:language="de" fo:country="DE" officeooo:rsid="010d1d6a"/>
    </style:style>
    <style:style style:name="T106" style:family="text">
      <style:text-properties fo:language="de" fo:country="DE" officeooo:rsid="010eba92"/>
    </style:style>
    <style:style style:name="T107" style:family="text">
      <style:text-properties fo:language="de" fo:country="DE" officeooo:rsid="01104509"/>
    </style:style>
    <style:style style:name="T108" style:family="text">
      <style:text-properties fo:language="de" fo:country="DE" officeooo:rsid="01104e0a"/>
    </style:style>
    <style:style style:name="T109" style:family="text">
      <style:text-properties fo:language="de" fo:country="DE" officeooo:rsid="0111d5b4"/>
    </style:style>
    <style:style style:name="T110" style:family="text">
      <style:text-properties fo:language="de" fo:country="DE" fo:font-style="italic" style:font-style-asian="italic" style:font-style-complex="italic"/>
    </style:style>
    <style:style style:name="T111" style:family="text">
      <style:text-properties fo:language="de" fo:country="DE" fo:font-style="italic" officeooo:rsid="0111d5b4" style:font-style-asian="italic" style:font-style-complex="italic"/>
    </style:style>
    <style:style style:name="T112" style:family="text">
      <style:text-properties fo:language="de" fo:country="DE" fo:font-style="italic" officeooo:rsid="01143bfd" style:font-style-asian="italic" style:font-style-complex="italic"/>
    </style:style>
    <style:style style:name="T113" style:family="text">
      <style:text-properties fo:language="de" fo:country="DE" fo:font-style="italic" officeooo:rsid="0130ceb7" style:font-style-asian="italic" style:font-style-complex="italic"/>
    </style:style>
    <style:style style:name="T114" style:family="text">
      <style:text-properties fo:language="de" fo:country="DE" fo:font-style="italic" officeooo:rsid="01356692" style:font-style-asian="italic" style:font-style-complex="italic"/>
    </style:style>
    <style:style style:name="T115" style:family="text">
      <style:text-properties fo:language="de" fo:country="DE" fo:font-style="italic" officeooo:rsid="01411c4d" style:font-style-asian="italic" style:font-style-complex="italic"/>
    </style:style>
    <style:style style:name="T116" style:family="text">
      <style:text-properties fo:language="de" fo:country="DE" fo:font-style="italic" officeooo:rsid="014206cf" style:font-style-asian="italic" style:font-style-complex="italic"/>
    </style:style>
    <style:style style:name="T117" style:family="text">
      <style:text-properties fo:language="de" fo:country="DE" fo:font-style="italic" officeooo:rsid="0142e9c4" style:font-style-asian="italic" style:font-style-complex="italic"/>
    </style:style>
    <style:style style:name="T118" style:family="text">
      <style:text-properties fo:language="de" fo:country="DE" fo:font-style="italic" officeooo:rsid="0146621b" style:font-style-asian="italic" style:font-style-complex="italic"/>
    </style:style>
    <style:style style:name="T119" style:family="text">
      <style:text-properties fo:language="de" fo:country="DE" fo:font-style="italic" officeooo:rsid="0146770b" style:font-style-asian="italic" style:font-style-complex="italic"/>
    </style:style>
    <style:style style:name="T120" style:family="text">
      <style:text-properties fo:language="de" fo:country="DE" fo:font-style="italic" officeooo:rsid="01514aca" style:font-style-asian="italic" style:font-style-complex="italic"/>
    </style:style>
    <style:style style:name="T121" style:family="text">
      <style:text-properties fo:language="de" fo:country="DE" fo:font-style="italic" officeooo:rsid="01aed745" style:font-style-asian="italic" style:font-style-complex="italic"/>
    </style:style>
    <style:style style:name="T122" style:family="text">
      <style:text-properties fo:language="de" fo:country="DE" fo:font-style="italic" officeooo:rsid="01bb76ea" style:font-style-asian="italic" style:font-style-complex="italic"/>
    </style:style>
    <style:style style:name="T123" style:family="text">
      <style:text-properties fo:language="de" fo:country="DE" fo:font-style="italic" officeooo:rsid="01bfaddc" style:font-style-asian="italic" style:font-style-complex="italic"/>
    </style:style>
    <style:style style:name="T124" style:family="text">
      <style:text-properties fo:language="de" fo:country="DE" fo:font-style="normal" officeooo:rsid="0111d5b4" style:font-style-asian="normal" style:font-style-complex="normal"/>
    </style:style>
    <style:style style:name="T125" style:family="text">
      <style:text-properties fo:language="de" fo:country="DE" fo:font-style="normal" officeooo:rsid="0111ef66" style:font-style-asian="normal" style:font-style-complex="normal"/>
    </style:style>
    <style:style style:name="T126" style:family="text">
      <style:text-properties fo:language="de" fo:country="DE" fo:font-style="normal" officeooo:rsid="01137c66" style:font-style-asian="normal" style:font-style-complex="normal"/>
    </style:style>
    <style:style style:name="T127" style:family="text">
      <style:text-properties fo:language="de" fo:country="DE" fo:font-style="normal" officeooo:rsid="01143bfd" style:font-style-asian="normal" style:font-style-complex="normal"/>
    </style:style>
    <style:style style:name="T128" style:family="text">
      <style:text-properties fo:language="de" fo:country="DE" fo:font-style="normal" officeooo:rsid="01157b3f" style:font-style-asian="normal" style:font-style-complex="normal"/>
    </style:style>
    <style:style style:name="T129" style:family="text">
      <style:text-properties fo:language="de" fo:country="DE" fo:font-style="normal" officeooo:rsid="011722ec" style:font-style-asian="normal" style:font-style-complex="normal"/>
    </style:style>
    <style:style style:name="T130" style:family="text">
      <style:text-properties fo:language="de" fo:country="DE" fo:font-style="normal" officeooo:rsid="0117d5db" style:font-style-asian="normal" style:font-style-complex="normal"/>
    </style:style>
    <style:style style:name="T131" style:family="text">
      <style:text-properties fo:language="de" fo:country="DE" fo:font-style="normal" officeooo:rsid="0118af3a" style:font-style-asian="normal" style:font-style-complex="normal"/>
    </style:style>
    <style:style style:name="T132" style:family="text">
      <style:text-properties fo:language="de" fo:country="DE" fo:font-style="normal" officeooo:rsid="01193cff" style:font-style-asian="normal" style:font-style-complex="normal"/>
    </style:style>
    <style:style style:name="T133" style:family="text">
      <style:text-properties fo:language="de" fo:country="DE" fo:font-style="normal" officeooo:rsid="0119c453" style:font-style-asian="normal" style:font-style-complex="normal"/>
    </style:style>
    <style:style style:name="T134" style:family="text">
      <style:text-properties fo:language="de" fo:country="DE" fo:font-style="normal" officeooo:rsid="011b1b0a" style:font-style-asian="normal" style:font-style-complex="normal"/>
    </style:style>
    <style:style style:name="T135" style:family="text">
      <style:text-properties fo:language="de" fo:country="DE" fo:font-style="normal" officeooo:rsid="011b6484" style:font-style-asian="normal" style:font-style-complex="normal"/>
    </style:style>
    <style:style style:name="T136" style:family="text">
      <style:text-properties fo:language="de" fo:country="DE" fo:font-style="normal" officeooo:rsid="011c42ba" style:font-style-asian="normal" style:font-style-complex="normal"/>
    </style:style>
    <style:style style:name="T137" style:family="text">
      <style:text-properties fo:language="de" fo:country="DE" fo:font-style="normal" officeooo:rsid="0124fa3e" style:font-style-asian="normal" style:font-style-complex="normal"/>
    </style:style>
    <style:style style:name="T138" style:family="text">
      <style:text-properties fo:language="de" fo:country="DE" fo:font-style="normal" officeooo:rsid="012e0759" style:font-style-asian="normal" style:font-style-complex="normal"/>
    </style:style>
    <style:style style:name="T139" style:family="text">
      <style:text-properties fo:language="de" fo:country="DE" fo:font-style="normal" officeooo:rsid="012e2ae1" style:font-style-asian="normal" style:font-style-complex="normal"/>
    </style:style>
    <style:style style:name="T140" style:family="text">
      <style:text-properties fo:language="de" fo:country="DE" fo:font-style="normal" officeooo:rsid="012eefa3" style:font-style-asian="normal" style:font-style-complex="normal"/>
    </style:style>
    <style:style style:name="T141" style:family="text">
      <style:text-properties fo:language="de" fo:country="DE" fo:font-style="normal" officeooo:rsid="01304a46" style:font-style-asian="normal" style:font-style-complex="normal"/>
    </style:style>
    <style:style style:name="T142" style:family="text">
      <style:text-properties fo:language="de" fo:country="DE" fo:font-style="normal" officeooo:rsid="0130ceb7" style:font-style-asian="normal" style:font-style-complex="normal"/>
    </style:style>
    <style:style style:name="T143" style:family="text">
      <style:text-properties fo:language="de" fo:country="DE" fo:font-style="normal" officeooo:rsid="0131d4e1" style:font-style-asian="normal" style:font-style-complex="normal"/>
    </style:style>
    <style:style style:name="T144" style:family="text">
      <style:text-properties fo:language="de" fo:country="DE" fo:font-style="normal" officeooo:rsid="0133d3a2" style:font-style-asian="normal" style:font-style-complex="normal"/>
    </style:style>
    <style:style style:name="T145" style:family="text">
      <style:text-properties fo:language="de" fo:country="DE" fo:font-style="normal" officeooo:rsid="01356692" style:font-style-asian="normal" style:font-style-complex="normal"/>
    </style:style>
    <style:style style:name="T146" style:family="text">
      <style:text-properties fo:language="de" fo:country="DE" fo:font-style="normal" officeooo:rsid="01370063" style:font-style-asian="normal" style:font-style-complex="normal"/>
    </style:style>
    <style:style style:name="T147" style:family="text">
      <style:text-properties fo:language="de" fo:country="DE" fo:font-style="normal" officeooo:rsid="013c459c" style:font-style-asian="normal" style:font-style-complex="normal"/>
    </style:style>
    <style:style style:name="T148" style:family="text">
      <style:text-properties fo:language="de" fo:country="DE" fo:font-style="normal" officeooo:rsid="013edeea" style:font-style-asian="normal" style:font-style-complex="normal"/>
    </style:style>
    <style:style style:name="T149" style:family="text">
      <style:text-properties fo:language="de" fo:country="DE" fo:font-style="normal" officeooo:rsid="0142e9c4" style:font-style-asian="normal" style:font-style-complex="normal"/>
    </style:style>
    <style:style style:name="T150" style:family="text">
      <style:text-properties fo:language="de" fo:country="DE" fo:font-style="normal" officeooo:rsid="01449f3c" style:font-style-asian="normal" style:font-style-complex="normal"/>
    </style:style>
    <style:style style:name="T151" style:family="text">
      <style:text-properties fo:language="de" fo:country="DE" fo:font-style="normal" officeooo:rsid="0146621b" style:font-style-asian="normal" style:font-style-complex="normal"/>
    </style:style>
    <style:style style:name="T152" style:family="text">
      <style:text-properties fo:language="de" fo:country="DE" fo:font-style="normal" officeooo:rsid="0146770b" style:font-style-asian="normal" style:font-style-complex="normal"/>
    </style:style>
    <style:style style:name="T153" style:family="text">
      <style:text-properties fo:language="de" fo:country="DE" fo:font-style="normal" officeooo:rsid="0147f164" style:font-style-asian="normal" style:font-style-complex="normal"/>
    </style:style>
    <style:style style:name="T154" style:family="text">
      <style:text-properties fo:language="de" fo:country="DE" fo:font-style="normal" officeooo:rsid="0149b8ed" style:font-style-asian="normal" style:font-style-complex="normal"/>
    </style:style>
    <style:style style:name="T155" style:family="text">
      <style:text-properties fo:language="de" fo:country="DE" fo:font-style="normal" officeooo:rsid="014a3b13" style:font-style-asian="normal" style:font-style-complex="normal"/>
    </style:style>
    <style:style style:name="T156" style:family="text">
      <style:text-properties fo:language="de" fo:country="DE" fo:font-style="normal" officeooo:rsid="014c3d1b" style:font-style-asian="normal" style:font-style-complex="normal"/>
    </style:style>
    <style:style style:name="T157" style:family="text">
      <style:text-properties fo:language="de" fo:country="DE" fo:font-style="normal" officeooo:rsid="014d2f6d" style:font-style-asian="normal" style:font-style-complex="normal"/>
    </style:style>
    <style:style style:name="T158" style:family="text">
      <style:text-properties fo:language="de" fo:country="DE" fo:font-style="normal" officeooo:rsid="014fcc93" style:font-style-asian="normal" style:font-style-complex="normal"/>
    </style:style>
    <style:style style:name="T159" style:family="text">
      <style:text-properties fo:language="de" fo:country="DE" fo:font-style="normal" officeooo:rsid="01514aca" style:font-style-asian="normal" style:font-style-complex="normal"/>
    </style:style>
    <style:style style:name="T160" style:family="text">
      <style:text-properties fo:language="de" fo:country="DE" fo:font-style="normal" officeooo:rsid="0152a8b2" style:font-style-asian="normal" style:font-style-complex="normal"/>
    </style:style>
    <style:style style:name="T161" style:family="text">
      <style:text-properties fo:language="de" fo:country="DE" fo:font-style="normal" officeooo:rsid="0153dfd9" style:font-style-asian="normal" style:font-style-complex="normal"/>
    </style:style>
    <style:style style:name="T162" style:family="text">
      <style:text-properties fo:language="de" fo:country="DE" fo:font-style="normal" officeooo:rsid="0155ca88" style:font-style-asian="normal" style:font-style-complex="normal"/>
    </style:style>
    <style:style style:name="T163" style:family="text">
      <style:text-properties fo:language="de" fo:country="DE" fo:font-style="normal" officeooo:rsid="015746bb" style:font-style-asian="normal" style:font-style-complex="normal"/>
    </style:style>
    <style:style style:name="T164" style:family="text">
      <style:text-properties fo:language="de" fo:country="DE" fo:font-style="normal" officeooo:rsid="01b18fae" style:font-style-asian="normal" style:font-style-complex="normal"/>
    </style:style>
    <style:style style:name="T165" style:family="text">
      <style:text-properties fo:language="de" fo:country="DE" fo:font-style="normal" officeooo:rsid="01b37465" style:font-style-asian="normal" style:font-style-complex="normal"/>
    </style:style>
    <style:style style:name="T166" style:family="text">
      <style:text-properties fo:language="de" fo:country="DE" fo:font-style="normal" officeooo:rsid="01b54075" style:font-style-asian="normal" style:font-style-complex="normal"/>
    </style:style>
    <style:style style:name="T167" style:family="text">
      <style:text-properties fo:language="de" fo:country="DE" fo:font-style="normal" officeooo:rsid="01b5bbd8" style:font-style-asian="normal" style:font-style-complex="normal"/>
    </style:style>
    <style:style style:name="T168" style:family="text">
      <style:text-properties fo:language="de" fo:country="DE" fo:font-style="normal" officeooo:rsid="01b7b670" style:font-style-asian="normal" style:font-style-complex="normal"/>
    </style:style>
    <style:style style:name="T169" style:family="text">
      <style:text-properties fo:language="de" fo:country="DE" fo:font-style="normal" officeooo:rsid="01b9b16f" style:font-style-asian="normal" style:font-style-complex="normal"/>
    </style:style>
    <style:style style:name="T170" style:family="text">
      <style:text-properties fo:language="de" fo:country="DE" fo:font-style="normal" officeooo:rsid="01ba453a" style:font-style-asian="normal" style:font-style-complex="normal"/>
    </style:style>
    <style:style style:name="T171" style:family="text">
      <style:text-properties fo:language="de" fo:country="DE" fo:font-style="normal" officeooo:rsid="01ba646a" style:font-style-asian="normal" style:font-style-complex="normal"/>
    </style:style>
    <style:style style:name="T172" style:family="text">
      <style:text-properties fo:language="de" fo:country="DE" fo:font-style="normal" officeooo:rsid="01bb76ea" style:font-style-asian="normal" style:font-style-complex="normal"/>
    </style:style>
    <style:style style:name="T173" style:family="text">
      <style:text-properties fo:language="de" fo:country="DE" fo:font-style="normal" officeooo:rsid="01bd398f" style:font-style-asian="normal" style:font-style-complex="normal"/>
    </style:style>
    <style:style style:name="T174" style:family="text">
      <style:text-properties fo:language="de" fo:country="DE" fo:font-style="normal" officeooo:rsid="01bfaddc" style:font-style-asian="normal" style:font-style-complex="normal"/>
    </style:style>
    <style:style style:name="T175" style:family="text">
      <style:text-properties fo:language="de" fo:country="DE" fo:font-style="normal" officeooo:rsid="01c063bf" style:font-style-asian="normal" style:font-style-complex="normal"/>
    </style:style>
    <style:style style:name="T176" style:family="text">
      <style:text-properties fo:language="de" fo:country="DE" fo:font-style="normal" officeooo:rsid="01c3ae25" style:font-style-asian="normal" style:font-style-complex="normal"/>
    </style:style>
    <style:style style:name="T177" style:family="text">
      <style:text-properties fo:language="de" fo:country="DE" fo:font-style="normal" officeooo:rsid="01c416d4" style:font-style-asian="normal" style:font-style-complex="normal"/>
    </style:style>
    <style:style style:name="T178" style:family="text">
      <style:text-properties fo:language="de" fo:country="DE" fo:font-style="normal" officeooo:rsid="01c5eaa1" style:font-style-asian="normal" style:font-style-complex="normal"/>
    </style:style>
    <style:style style:name="T179" style:family="text">
      <style:text-properties fo:language="de" fo:country="DE" fo:font-style="normal" officeooo:rsid="01c6ed50" style:font-style-asian="normal" style:font-style-complex="normal"/>
    </style:style>
    <style:style style:name="T180" style:family="text">
      <style:text-properties fo:language="de" fo:country="DE" fo:font-style="normal" officeooo:rsid="01c81a1c" style:font-style-asian="normal" style:font-style-complex="normal"/>
    </style:style>
    <style:style style:name="T181" style:family="text">
      <style:text-properties fo:language="de" fo:country="DE" fo:font-style="normal" officeooo:rsid="01c9a3ff" style:font-style-asian="normal" style:font-style-complex="normal"/>
    </style:style>
    <style:style style:name="T182" style:family="text">
      <style:text-properties fo:language="de" fo:country="DE" fo:font-style="normal" officeooo:rsid="01c9b7c0" style:font-style-asian="normal" style:font-style-complex="normal"/>
    </style:style>
    <style:style style:name="T183" style:family="text">
      <style:text-properties fo:language="de" fo:country="DE" fo:font-style="normal" officeooo:rsid="01ca778a" style:font-style-asian="normal" style:font-style-complex="normal"/>
    </style:style>
    <style:style style:name="T184" style:family="text">
      <style:text-properties fo:language="de" fo:country="DE" fo:font-style="normal" officeooo:rsid="01cc701b" style:font-style-asian="normal" style:font-style-complex="normal"/>
    </style:style>
    <style:style style:name="T185" style:family="text">
      <style:text-properties fo:language="de" fo:country="DE" fo:font-style="normal" officeooo:rsid="029a6bb9" style:font-style-asian="normal" style:font-style-complex="normal"/>
    </style:style>
    <style:style style:name="T186" style:family="text">
      <style:text-properties fo:language="de" fo:country="DE" fo:font-style="normal" fo:font-weight="bold" officeooo:rsid="020ce330" style:font-style-asian="normal" style:font-weight-asian="bold" style:font-style-complex="normal" style:font-weight-complex="bold"/>
    </style:style>
    <style:style style:name="T187" style:family="text">
      <style:text-properties fo:language="de" fo:country="DE" fo:font-style="normal" fo:font-weight="normal" officeooo:rsid="020392ab" style:font-style-asian="normal" style:font-weight-asian="normal" style:font-style-complex="normal" style:font-weight-complex="normal"/>
    </style:style>
    <style:style style:name="T188" style:family="text">
      <style:text-properties fo:language="de" fo:country="DE" fo:font-style="normal" fo:font-weight="normal" officeooo:rsid="0204bb72" style:font-style-asian="normal" style:font-weight-asian="normal" style:font-style-complex="normal" style:font-weight-complex="normal"/>
    </style:style>
    <style:style style:name="T189" style:family="text">
      <style:text-properties fo:language="de" fo:country="DE" fo:font-style="normal" fo:font-weight="normal" officeooo:rsid="020cff14" style:font-style-asian="normal" style:font-weight-asian="normal" style:font-style-complex="normal" style:font-weight-complex="normal"/>
    </style:style>
    <style:style style:name="T190" style:family="text">
      <style:text-properties fo:language="de" fo:country="DE" fo:font-style="normal" fo:font-weight="normal" officeooo:rsid="020ee932" style:font-style-asian="normal" style:font-weight-asian="normal" style:font-style-complex="normal" style:font-weight-complex="normal"/>
    </style:style>
    <style:style style:name="T191" style:family="text">
      <style:text-properties fo:language="de" fo:country="DE" officeooo:rsid="01143bfd"/>
    </style:style>
    <style:style style:name="T192" style:family="text">
      <style:text-properties fo:language="de" fo:country="DE" officeooo:rsid="013969f2"/>
    </style:style>
    <style:style style:name="T193" style:family="text">
      <style:text-properties fo:language="de" fo:country="DE" officeooo:rsid="015806c4"/>
    </style:style>
    <style:style style:name="T194" style:family="text">
      <style:text-properties fo:language="de" fo:country="DE" officeooo:rsid="016665bf"/>
    </style:style>
    <style:style style:name="T195" style:family="text">
      <style:text-properties fo:language="de" fo:country="DE" officeooo:rsid="0175fc28"/>
    </style:style>
    <style:style style:name="T196" style:family="text">
      <style:text-properties fo:language="de" fo:country="DE" officeooo:rsid="01778cc0"/>
    </style:style>
    <style:style style:name="T197" style:family="text">
      <style:text-properties fo:language="de" fo:country="DE" officeooo:rsid="017c4fbb"/>
    </style:style>
    <style:style style:name="T198" style:family="text">
      <style:text-properties fo:language="de" fo:country="DE" officeooo:rsid="017e129c"/>
    </style:style>
    <style:style style:name="T199" style:family="text">
      <style:text-properties fo:language="de" fo:country="DE" officeooo:rsid="017f7172"/>
    </style:style>
    <style:style style:name="T200" style:family="text">
      <style:text-properties fo:language="de" fo:country="DE" officeooo:rsid="0184c971"/>
    </style:style>
    <style:style style:name="T201" style:family="text">
      <style:text-properties fo:language="de" fo:country="DE" officeooo:rsid="01871fc4"/>
    </style:style>
    <style:style style:name="T202" style:family="text">
      <style:text-properties fo:language="de" fo:country="DE" officeooo:rsid="0188c93b"/>
    </style:style>
    <style:style style:name="T203" style:family="text">
      <style:text-properties fo:language="de" fo:country="DE" officeooo:rsid="018a099f"/>
    </style:style>
    <style:style style:name="T204" style:family="text">
      <style:text-properties fo:language="de" fo:country="DE" officeooo:rsid="018b983f"/>
    </style:style>
    <style:style style:name="T205" style:family="text">
      <style:text-properties fo:language="de" fo:country="DE" officeooo:rsid="018c54b3"/>
    </style:style>
    <style:style style:name="T206" style:family="text">
      <style:text-properties fo:language="de" fo:country="DE" officeooo:rsid="018c8c3e"/>
    </style:style>
    <style:style style:name="T207" style:family="text">
      <style:text-properties fo:language="de" fo:country="DE" officeooo:rsid="018d597d"/>
    </style:style>
    <style:style style:name="T208" style:family="text">
      <style:text-properties fo:language="de" fo:country="DE" officeooo:rsid="018f3029"/>
    </style:style>
    <style:style style:name="T209" style:family="text">
      <style:text-properties fo:language="de" fo:country="DE" officeooo:rsid="01909e21"/>
    </style:style>
    <style:style style:name="T210" style:family="text">
      <style:text-properties fo:language="de" fo:country="DE" officeooo:rsid="0190e58c"/>
    </style:style>
    <style:style style:name="T211" style:family="text">
      <style:text-properties fo:language="de" fo:country="DE" officeooo:rsid="0192aafa"/>
    </style:style>
    <style:style style:name="T212" style:family="text">
      <style:text-properties fo:language="de" fo:country="DE" officeooo:rsid="0194ffd3"/>
    </style:style>
    <style:style style:name="T213" style:family="text">
      <style:text-properties fo:language="de" fo:country="DE" officeooo:rsid="0196f5e3"/>
    </style:style>
    <style:style style:name="T214" style:family="text">
      <style:text-properties fo:language="de" fo:country="DE" officeooo:rsid="0198b2b0"/>
    </style:style>
    <style:style style:name="T215" style:family="text">
      <style:text-properties fo:language="de" fo:country="DE" officeooo:rsid="019a7d00"/>
    </style:style>
    <style:style style:name="T216" style:family="text">
      <style:text-properties fo:language="de" fo:country="DE" officeooo:rsid="019c112e"/>
    </style:style>
    <style:style style:name="T217" style:family="text">
      <style:text-properties fo:language="de" fo:country="DE" officeooo:rsid="019de690"/>
    </style:style>
    <style:style style:name="T218" style:family="text">
      <style:text-properties fo:language="de" fo:country="DE" officeooo:rsid="019f9a8d"/>
    </style:style>
    <style:style style:name="T219" style:family="text">
      <style:text-properties fo:language="de" fo:country="DE" officeooo:rsid="01a075cd"/>
    </style:style>
    <style:style style:name="T220" style:family="text">
      <style:text-properties fo:language="de" fo:country="DE" officeooo:rsid="01a17ab8"/>
    </style:style>
    <style:style style:name="T221" style:family="text">
      <style:text-properties fo:language="de" fo:country="DE" officeooo:rsid="01a2e5b3"/>
    </style:style>
    <style:style style:name="T222" style:family="text">
      <style:text-properties fo:language="de" fo:country="DE" officeooo:rsid="01a378f8"/>
    </style:style>
    <style:style style:name="T223" style:family="text">
      <style:text-properties fo:language="de" fo:country="DE" officeooo:rsid="01a41530"/>
    </style:style>
    <style:style style:name="T224" style:family="text">
      <style:text-properties fo:language="de" fo:country="DE" officeooo:rsid="01a4deec"/>
    </style:style>
    <style:style style:name="T225" style:family="text">
      <style:text-properties fo:language="de" fo:country="DE" officeooo:rsid="01a92887"/>
    </style:style>
    <style:style style:name="T226" style:family="text">
      <style:text-properties fo:language="de" fo:country="DE" officeooo:rsid="01ab65b3"/>
    </style:style>
    <style:style style:name="T227" style:family="text">
      <style:text-properties fo:language="de" fo:country="DE" fo:font-weight="bold" officeooo:rsid="019c112e" style:font-weight-asian="bold" style:font-weight-complex="bold"/>
    </style:style>
    <style:style style:name="T228" style:family="text">
      <style:text-properties fo:language="de" fo:country="DE" fo:font-weight="bold" officeooo:rsid="01a075cd" style:font-weight-asian="bold" style:font-weight-complex="bold"/>
    </style:style>
    <style:style style:name="T229" style:family="text">
      <style:text-properties fo:language="de" fo:country="DE" fo:font-weight="bold" officeooo:rsid="019de690" style:font-weight-asian="bold" style:font-weight-complex="bold"/>
    </style:style>
    <style:style style:name="T230" style:family="text">
      <style:text-properties fo:language="de" fo:country="DE" fo:font-weight="bold" officeooo:rsid="01a92887" style:font-weight-asian="bold" style:font-weight-complex="bold"/>
    </style:style>
    <style:style style:name="T231" style:family="text">
      <style:text-properties fo:language="de" fo:country="DE" fo:font-weight="bold" officeooo:rsid="01ab65b3" style:font-weight-asian="bold" style:font-weight-complex="bold"/>
    </style:style>
    <style:style style:name="T232" style:family="text">
      <style:text-properties fo:language="de" fo:country="DE" officeooo:rsid="01acbece"/>
    </style:style>
    <style:style style:name="T233" style:family="text">
      <style:text-properties fo:language="de" fo:country="DE" officeooo:rsid="01ae6a89"/>
    </style:style>
    <style:style style:name="T234" style:family="text">
      <style:text-properties fo:language="de" fo:country="DE" officeooo:rsid="01aed745"/>
    </style:style>
    <style:style style:name="T235" style:family="text">
      <style:text-properties fo:language="de" fo:country="DE" officeooo:rsid="01b4dc77"/>
    </style:style>
    <style:style style:name="T236" style:family="text">
      <style:text-properties fo:language="de" fo:country="DE" officeooo:rsid="01bdfa8d"/>
    </style:style>
    <style:style style:name="T237" style:family="text">
      <style:text-properties fo:language="de" fo:country="DE" officeooo:rsid="01bfaddc"/>
    </style:style>
    <style:style style:name="T238" style:family="text">
      <style:text-properties fo:language="de" fo:country="DE" officeooo:rsid="01c13b0e"/>
    </style:style>
    <style:style style:name="T239" style:family="text">
      <style:text-properties fo:language="de" fo:country="DE" officeooo:rsid="01cd9299"/>
    </style:style>
    <style:style style:name="T240" style:family="text">
      <style:text-properties fo:language="de" fo:country="DE" officeooo:rsid="01cf3071"/>
    </style:style>
    <style:style style:name="T241" style:family="text">
      <style:text-properties fo:language="de" fo:country="DE" officeooo:rsid="01cf3d6f"/>
    </style:style>
    <style:style style:name="T242" style:family="text">
      <style:text-properties fo:language="de" fo:country="DE" officeooo:rsid="01cf6abc"/>
    </style:style>
    <style:style style:name="T243" style:family="text">
      <style:text-properties fo:language="de" fo:country="DE" officeooo:rsid="01d0a885"/>
    </style:style>
    <style:style style:name="T244" style:family="text">
      <style:text-properties fo:language="de" fo:country="DE" officeooo:rsid="01e1368d"/>
    </style:style>
    <style:style style:name="T245" style:family="text">
      <style:text-properties fo:language="de" fo:country="DE" officeooo:rsid="01e348d2"/>
    </style:style>
    <style:style style:name="T246" style:family="text">
      <style:text-properties fo:language="de" fo:country="DE" officeooo:rsid="01fe6523"/>
    </style:style>
    <style:style style:name="T247" style:family="text">
      <style:text-properties fo:language="de" fo:country="DE" officeooo:rsid="020097ce"/>
    </style:style>
    <style:style style:name="T248" style:family="text">
      <style:text-properties fo:language="de" fo:country="DE" officeooo:rsid="02011e59"/>
    </style:style>
    <style:style style:name="T249" style:family="text">
      <style:text-properties fo:language="de" fo:country="DE" officeooo:rsid="0201e776"/>
    </style:style>
    <style:style style:name="T250" style:family="text">
      <style:text-properties fo:language="de" fo:country="DE" officeooo:rsid="020392ab"/>
    </style:style>
    <style:style style:name="T251" style:family="text">
      <style:text-properties fo:language="de" fo:country="DE" officeooo:rsid="0204bb72"/>
    </style:style>
    <style:style style:name="T252" style:family="text">
      <style:text-properties fo:language="de" fo:country="DE" officeooo:rsid="0205f27f"/>
    </style:style>
    <style:style style:name="T253" style:family="text">
      <style:text-properties fo:language="de" fo:country="DE" officeooo:rsid="020644fd"/>
    </style:style>
    <style:style style:name="T254" style:family="text">
      <style:text-properties fo:language="de" fo:country="DE" officeooo:rsid="0207cd5f"/>
    </style:style>
    <style:style style:name="T255" style:family="text">
      <style:text-properties fo:language="de" fo:country="DE" officeooo:rsid="020cff14"/>
    </style:style>
    <style:style style:name="T256" style:family="text">
      <style:text-properties fo:language="de" fo:country="DE" officeooo:rsid="02152646"/>
    </style:style>
    <style:style style:name="T257" style:family="text">
      <style:text-properties fo:language="de" fo:country="DE" officeooo:rsid="0217cb4c"/>
    </style:style>
    <style:style style:name="T258" style:family="text">
      <style:text-properties fo:language="de" fo:country="DE" officeooo:rsid="0219a666"/>
    </style:style>
    <style:style style:name="T259" style:family="text">
      <style:text-properties fo:language="de" fo:country="DE" officeooo:rsid="021ca4b6"/>
    </style:style>
    <style:style style:name="T260" style:family="text">
      <style:text-properties fo:language="de" fo:country="DE" officeooo:rsid="02203ea1"/>
    </style:style>
    <style:style style:name="T261" style:family="text">
      <style:text-properties fo:language="de" fo:country="DE" officeooo:rsid="022224a3"/>
    </style:style>
    <style:style style:name="T262" style:family="text">
      <style:text-properties fo:language="de" fo:country="DE" officeooo:rsid="0224eebf"/>
    </style:style>
    <style:style style:name="T263" style:family="text">
      <style:text-properties fo:language="de" fo:country="DE" officeooo:rsid="0237076e"/>
    </style:style>
    <style:style style:name="T264" style:family="text">
      <style:text-properties fo:language="de" fo:country="DE" officeooo:rsid="01e114fd"/>
    </style:style>
    <style:style style:name="T265" style:family="text">
      <style:text-properties fo:language="de" fo:country="DE" officeooo:rsid="02d6d280"/>
    </style:style>
    <style:style style:name="T266" style:family="text">
      <style:text-properties fo:language="de" fo:country="DE" officeooo:rsid="02d43522"/>
    </style:style>
    <style:style style:name="T267" style:family="text">
      <style:text-properties fo:language="de" fo:country="DE" officeooo:rsid="02d7ed00"/>
    </style:style>
    <style:style style:name="T268" style:family="text">
      <style:text-properties fo:language="de" fo:country="DE" officeooo:rsid="02d8fdb8"/>
    </style:style>
    <style:style style:name="T269" style:family="text">
      <style:text-properties officeooo:rsid="009612ac"/>
    </style:style>
    <style:style style:name="T270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71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72" style:family="text">
      <style:text-properties fo:color="#d4d4d4" style:font-name="Consolas" fo:font-size="7pt" fo:font-weight="normal" fo:background-color="#1e1e1e" loext:char-shading-value="0"/>
    </style:style>
    <style:style style:name="T273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74" style:family="text">
      <style:text-properties fo:color="#9cdcfe" style:font-name="Consolas" fo:font-size="7pt" fo:font-weight="normal" fo:background-color="#1e1e1e" loext:char-shading-value="0"/>
    </style:style>
    <style:style style:name="T275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76" style:family="text">
      <style:text-properties officeooo:rsid="00b46ebb"/>
    </style:style>
    <style:style style:name="T277" style:family="text">
      <style:text-properties officeooo:rsid="015b285c"/>
    </style:style>
    <style:style style:name="T278" style:family="text">
      <style:text-properties fo:font-style="italic" style:font-style-asian="italic" style:font-style-complex="italic"/>
    </style:style>
    <style:style style:name="T279" style:family="text">
      <style:text-properties fo:font-style="italic" officeooo:rsid="015b285c" style:font-style-asian="italic" style:font-style-complex="italic"/>
    </style:style>
    <style:style style:name="T280" style:family="text">
      <style:text-properties fo:font-style="italic" officeooo:rsid="01687153" style:font-style-asian="italic" style:font-style-complex="italic"/>
    </style:style>
    <style:style style:name="T281" style:family="text">
      <style:text-properties fo:font-style="italic" officeooo:rsid="01689835" style:font-style-asian="italic" style:font-style-complex="italic"/>
    </style:style>
    <style:style style:name="T282" style:family="text">
      <style:text-properties fo:font-style="italic" officeooo:rsid="0169b19e" style:font-style-asian="italic" style:font-style-complex="italic"/>
    </style:style>
    <style:style style:name="T283" style:family="text">
      <style:text-properties fo:font-style="italic" officeooo:rsid="016c6ae2" style:font-style-asian="italic" style:font-style-complex="italic"/>
    </style:style>
    <style:style style:name="T284" style:family="text">
      <style:text-properties fo:font-style="italic" officeooo:rsid="016def89" style:font-style-asian="italic" style:font-style-complex="italic"/>
    </style:style>
    <style:style style:name="T285" style:family="text">
      <style:text-properties fo:font-style="italic" officeooo:rsid="016f6784" style:font-style-asian="italic" style:font-style-complex="italic"/>
    </style:style>
    <style:style style:name="T286" style:family="text">
      <style:text-properties fo:font-style="italic" officeooo:rsid="01718c38" style:font-style-asian="italic" style:font-style-complex="italic"/>
    </style:style>
    <style:style style:name="T287" style:family="text">
      <style:text-properties fo:font-style="italic" officeooo:rsid="01706aad" style:font-style-asian="italic" style:font-style-complex="italic"/>
    </style:style>
    <style:style style:name="T288" style:family="text">
      <style:text-properties fo:font-style="italic" officeooo:rsid="01717120" style:font-style-asian="italic" style:font-style-complex="italic"/>
    </style:style>
    <style:style style:name="T289" style:family="text">
      <style:text-properties fo:font-style="italic" officeooo:rsid="0172ec21" style:font-style-asian="italic" style:font-style-complex="italic"/>
    </style:style>
    <style:style style:name="T290" style:family="text">
      <style:text-properties fo:font-style="italic" officeooo:rsid="0175fc28" style:font-style-asian="italic" style:font-style-complex="italic"/>
    </style:style>
    <style:style style:name="T291" style:family="text">
      <style:text-properties fo:font-style="italic" officeooo:rsid="024ab900" style:font-style-asian="italic" style:font-style-complex="italic"/>
    </style:style>
    <style:style style:name="T292" style:family="text">
      <style:text-properties fo:font-style="italic" officeooo:rsid="0250c56d" style:font-style-asian="italic" style:font-style-complex="italic"/>
    </style:style>
    <style:style style:name="T293" style:family="text">
      <style:text-properties fo:font-style="italic" officeooo:rsid="0261cbcd" style:font-style-asian="italic" style:font-style-complex="italic"/>
    </style:style>
    <style:style style:name="T294" style:family="text">
      <style:text-properties fo:font-style="italic" officeooo:rsid="0265ad90" style:font-style-asian="italic" style:font-style-complex="italic"/>
    </style:style>
    <style:style style:name="T295" style:family="text">
      <style:text-properties fo:font-style="italic" officeooo:rsid="0266bff1" style:font-style-asian="italic" style:font-style-complex="italic"/>
    </style:style>
    <style:style style:name="T296" style:family="text">
      <style:text-properties fo:font-style="italic" officeooo:rsid="0266f628" style:font-style-asian="italic" style:font-style-complex="italic"/>
    </style:style>
    <style:style style:name="T297" style:family="text">
      <style:text-properties fo:font-style="italic" officeooo:rsid="0268d864" style:font-style-asian="italic" style:font-style-complex="italic"/>
    </style:style>
    <style:style style:name="T298" style:family="text">
      <style:text-properties fo:font-style="italic" officeooo:rsid="028a8f68" style:font-style-asian="italic" style:font-style-complex="italic"/>
    </style:style>
    <style:style style:name="T299" style:family="text">
      <style:text-properties fo:font-style="italic" officeooo:rsid="02b6144e" style:font-style-asian="italic" style:font-style-complex="italic"/>
    </style:style>
    <style:style style:name="T300" style:family="text">
      <style:text-properties fo:font-style="italic" officeooo:rsid="02b7c6d9" style:font-style-asian="italic" style:font-style-complex="italic"/>
    </style:style>
    <style:style style:name="T301" style:family="text">
      <style:text-properties fo:font-style="italic" officeooo:rsid="02c4fbdd" style:font-style-asian="italic" style:font-style-complex="italic"/>
    </style:style>
    <style:style style:name="T302" style:family="text">
      <style:text-properties fo:font-style="italic" officeooo:rsid="02df81da" style:font-style-asian="italic" style:font-style-complex="italic"/>
    </style:style>
    <style:style style:name="T303" style:family="text">
      <style:text-properties fo:font-style="italic" officeooo:rsid="02e0472e" style:font-style-asian="italic" style:font-style-complex="italic"/>
    </style:style>
    <style:style style:name="T304" style:family="text">
      <style:text-properties fo:font-style="italic" officeooo:rsid="02e1985b" style:font-style-asian="italic" style:font-style-complex="italic"/>
    </style:style>
    <style:style style:name="T305" style:family="text">
      <style:text-properties fo:font-style="italic" officeooo:rsid="02e3276a" style:font-style-asian="italic" style:font-style-complex="italic"/>
    </style:style>
    <style:style style:name="T306" style:family="text">
      <style:text-properties fo:font-style="italic" officeooo:rsid="02e43d0f" style:font-style-asian="italic" style:font-style-complex="italic"/>
    </style:style>
    <style:style style:name="T307" style:family="text">
      <style:text-properties fo:font-style="italic" officeooo:rsid="02e5c8c1" style:font-style-asian="italic" style:font-style-complex="italic"/>
    </style:style>
    <style:style style:name="T308" style:family="text">
      <style:text-properties fo:font-style="italic" officeooo:rsid="02e9afdb" style:font-style-asian="italic" style:font-style-complex="italic"/>
    </style:style>
    <style:style style:name="T309" style:family="text">
      <style:text-properties officeooo:rsid="01601a9d"/>
    </style:style>
    <style:style style:name="T310" style:family="text">
      <style:text-properties officeooo:rsid="016582f1"/>
    </style:style>
    <style:style style:name="T311" style:family="text">
      <style:text-properties officeooo:rsid="0165a6a7"/>
    </style:style>
    <style:style style:name="T312" style:family="text">
      <style:text-properties fo:font-style="normal" style:font-style-asian="normal" style:font-style-complex="normal"/>
    </style:style>
    <style:style style:name="T313" style:family="text">
      <style:text-properties fo:font-style="normal" officeooo:rsid="0166edbd" style:font-style-asian="normal" style:font-style-complex="normal"/>
    </style:style>
    <style:style style:name="T314" style:family="text">
      <style:text-properties fo:font-style="normal" officeooo:rsid="0167a2a0" style:font-style-asian="normal" style:font-style-complex="normal"/>
    </style:style>
    <style:style style:name="T315" style:family="text">
      <style:text-properties fo:font-style="normal" officeooo:rsid="01689835" style:font-style-asian="normal" style:font-style-complex="normal"/>
    </style:style>
    <style:style style:name="T316" style:family="text">
      <style:text-properties fo:font-style="normal" officeooo:rsid="0169b19e" style:font-style-asian="normal" style:font-style-complex="normal"/>
    </style:style>
    <style:style style:name="T317" style:family="text">
      <style:text-properties fo:font-style="normal" officeooo:rsid="01718c38" style:font-style-asian="normal" style:font-style-complex="normal"/>
    </style:style>
    <style:style style:name="T318" style:family="text">
      <style:text-properties fo:font-style="normal" officeooo:rsid="0172ec21" style:font-style-asian="normal" style:font-style-complex="normal"/>
    </style:style>
    <style:style style:name="T319" style:family="text">
      <style:text-properties fo:font-style="normal" officeooo:rsid="01745744" style:font-style-asian="normal" style:font-style-complex="normal"/>
    </style:style>
    <style:style style:name="T320" style:family="text">
      <style:text-properties fo:font-style="normal" officeooo:rsid="0250c56d" style:font-style-asian="normal" style:font-style-complex="normal"/>
    </style:style>
    <style:style style:name="T321" style:family="text">
      <style:text-properties fo:font-style="normal" officeooo:rsid="026badcb" style:font-style-asian="normal" style:font-style-complex="normal"/>
    </style:style>
    <style:style style:name="T322" style:family="text">
      <style:text-properties fo:font-style="normal" officeooo:rsid="027237a1" style:font-style-asian="normal" style:font-style-complex="normal"/>
    </style:style>
    <style:style style:name="T323" style:family="text">
      <style:text-properties fo:font-style="normal" officeooo:rsid="027494f0" style:font-style-asian="normal" style:font-style-complex="normal"/>
    </style:style>
    <style:style style:name="T324" style:family="text">
      <style:text-properties fo:font-style="normal" officeooo:rsid="027ff63b" style:font-style-asian="normal" style:font-style-complex="normal"/>
    </style:style>
    <style:style style:name="T325" style:family="text">
      <style:text-properties fo:font-style="normal" officeooo:rsid="02863948" style:font-style-asian="normal" style:font-style-complex="normal"/>
    </style:style>
    <style:style style:name="T326" style:family="text">
      <style:text-properties fo:font-style="normal" officeooo:rsid="0286520d" style:font-style-asian="normal" style:font-style-complex="normal"/>
    </style:style>
    <style:style style:name="T327" style:family="text">
      <style:text-properties fo:font-style="normal" officeooo:rsid="028a5a99" style:font-style-asian="normal" style:font-style-complex="normal"/>
    </style:style>
    <style:style style:name="T328" style:family="text">
      <style:text-properties fo:font-style="normal" officeooo:rsid="028a8f68" style:font-style-asian="normal" style:font-style-complex="normal"/>
    </style:style>
    <style:style style:name="T329" style:family="text">
      <style:text-properties fo:font-style="normal" officeooo:rsid="02b7c6d9" style:font-style-asian="normal" style:font-style-complex="normal"/>
    </style:style>
    <style:style style:name="T330" style:family="text">
      <style:text-properties fo:font-style="normal" officeooo:rsid="02bc259a" style:font-style-asian="normal" style:font-style-complex="normal"/>
    </style:style>
    <style:style style:name="T331" style:family="text">
      <style:text-properties fo:font-style="normal" officeooo:rsid="02c25ccd" style:font-style-asian="normal" style:font-style-complex="normal"/>
    </style:style>
    <style:style style:name="T332" style:family="text">
      <style:text-properties fo:font-style="normal" officeooo:rsid="02c280e1" style:font-style-asian="normal" style:font-style-complex="normal"/>
    </style:style>
    <style:style style:name="T333" style:family="text">
      <style:text-properties fo:font-style="normal" officeooo:rsid="02c4fbdd" style:font-style-asian="normal" style:font-style-complex="normal"/>
    </style:style>
    <style:style style:name="T334" style:family="text">
      <style:text-properties officeooo:rsid="01d4cb73"/>
    </style:style>
    <style:style style:name="T335" style:family="text">
      <style:text-properties officeooo:rsid="01d891d6"/>
    </style:style>
    <style:style style:name="T336" style:family="text">
      <style:text-properties officeooo:rsid="01e114fd"/>
    </style:style>
    <style:style style:name="T337" style:family="text">
      <style:text-properties officeooo:rsid="01e1368d"/>
    </style:style>
    <style:style style:name="T338" style:family="text">
      <style:text-properties officeooo:rsid="01f6bc20"/>
    </style:style>
    <style:style style:name="T339" style:family="text">
      <style:text-properties officeooo:rsid="01fa0f9f"/>
    </style:style>
    <style:style style:name="T340" style:family="text">
      <style:text-properties officeooo:rsid="021ba7d1"/>
    </style:style>
    <style:style style:name="T341" style:family="text">
      <style:text-properties officeooo:rsid="021ca4b6"/>
    </style:style>
    <style:style style:name="T342" style:family="text">
      <style:text-properties officeooo:rsid="021d678b"/>
    </style:style>
    <style:style style:name="T343" style:family="text">
      <style:text-properties officeooo:rsid="0223ea06"/>
    </style:style>
    <style:style style:name="T344" style:family="text">
      <style:text-properties officeooo:rsid="0225e2d2"/>
    </style:style>
    <style:style style:name="T345" style:family="text">
      <style:text-properties officeooo:rsid="022721f3"/>
    </style:style>
    <style:style style:name="T346" style:family="text">
      <style:text-properties officeooo:rsid="022ab863"/>
    </style:style>
    <style:style style:name="T347" style:family="text">
      <style:text-properties officeooo:rsid="022b881d"/>
    </style:style>
    <style:style style:name="T348" style:family="text">
      <style:text-properties officeooo:rsid="022bdd4e"/>
    </style:style>
    <style:style style:name="T349" style:family="text">
      <style:text-properties officeooo:rsid="022cc26e"/>
    </style:style>
    <style:style style:name="T350" style:family="text">
      <style:text-properties officeooo:rsid="02362500"/>
    </style:style>
    <style:style style:name="T351" style:family="text">
      <style:text-properties officeooo:rsid="023824a7"/>
    </style:style>
    <style:style style:name="T352" style:family="text">
      <style:text-properties officeooo:rsid="023a654a"/>
    </style:style>
    <style:style style:name="T353" style:family="text">
      <style:text-properties officeooo:rsid="023f0569"/>
    </style:style>
    <style:style style:name="T354" style:family="text">
      <style:text-properties officeooo:rsid="02451de9"/>
    </style:style>
    <style:style style:name="T355" style:family="text">
      <style:text-properties officeooo:rsid="024a93a0"/>
    </style:style>
    <style:style style:name="T356" style:family="text">
      <style:text-properties officeooo:rsid="0250c56d"/>
    </style:style>
    <style:style style:name="T357" style:family="text">
      <style:text-properties officeooo:rsid="0255555b"/>
    </style:style>
    <style:style style:name="T358" style:family="text">
      <style:text-properties officeooo:rsid="025cb1d1"/>
    </style:style>
    <style:style style:name="T359" style:family="text">
      <style:text-properties officeooo:rsid="025faece"/>
    </style:style>
    <style:style style:name="T360" style:family="text">
      <style:text-properties officeooo:rsid="026144a2"/>
    </style:style>
    <style:style style:name="T361" style:family="text">
      <style:text-properties officeooo:rsid="026147be"/>
    </style:style>
    <style:style style:name="T362" style:family="text">
      <style:text-properties officeooo:rsid="0261cbcd"/>
    </style:style>
    <style:style style:name="T363" style:family="text">
      <style:text-properties fo:color="#000080" fo:language="zxx" fo:country="none" fo:font-style="italic" style:text-underline-style="solid" style:text-underline-width="auto" style:text-underline-color="font-color" officeooo:rsid="0261c531" style:language-asian="zxx" style:country-asian="none" style:font-style-asian="italic" style:language-complex="zxx" style:country-complex="none" style:font-style-complex="italic"/>
    </style:style>
    <style:style style:name="T364" style:family="text">
      <style:text-properties fo:color="#000080" fo:language="zxx" fo:country="none" fo:font-style="italic" style:text-underline-style="solid" style:text-underline-width="auto" style:text-underline-color="font-color" officeooo:rsid="0261cbcd" style:language-asian="zxx" style:country-asian="none" style:font-style-asian="italic" style:language-complex="zxx" style:country-complex="none" style:font-style-complex="italic"/>
    </style:style>
    <style:style style:name="T365" style:family="text">
      <style:text-properties officeooo:rsid="028658c9"/>
    </style:style>
    <style:style style:name="T366" style:family="text">
      <style:text-properties officeooo:rsid="02873390"/>
    </style:style>
    <style:style style:name="T367" style:family="text">
      <style:text-properties officeooo:rsid="028a8f68"/>
    </style:style>
    <style:style style:name="T368" style:family="text">
      <style:text-properties officeooo:rsid="028c32a2"/>
    </style:style>
    <style:style style:name="T369" style:family="text">
      <style:text-properties officeooo:rsid="028c6848"/>
    </style:style>
    <style:style style:name="T370" style:family="text">
      <style:text-properties officeooo:rsid="028ee093"/>
    </style:style>
    <style:style style:name="T371" style:family="text">
      <style:text-properties officeooo:rsid="028dbada"/>
    </style:style>
    <style:style style:name="T372" style:family="text">
      <style:text-properties officeooo:rsid="0294a93b"/>
    </style:style>
    <style:style style:name="T373" style:family="text">
      <style:text-properties officeooo:rsid="029863ab"/>
    </style:style>
    <style:style style:name="T374" style:family="text">
      <style:text-properties officeooo:rsid="02a599b7"/>
    </style:style>
    <style:style style:name="T375" style:family="text">
      <style:text-properties officeooo:rsid="02a72322"/>
    </style:style>
    <style:style style:name="T376" style:family="text">
      <style:text-properties fo:color="#6a9955" style:font-name="Consolas" fo:font-size="10pt" fo:font-weight="normal" fo:background-color="#1e1e1e" loext:char-shading-value="0" style:font-size-asian="10pt" style:font-size-complex="10pt"/>
    </style:style>
    <style:style style:name="T377" style:family="text">
      <style:text-properties officeooo:rsid="02b6144e"/>
    </style:style>
    <style:style style:name="T378" style:family="text">
      <style:text-properties officeooo:rsid="02b7c6d9"/>
    </style:style>
    <style:style style:name="T379" style:family="text">
      <style:text-properties officeooo:rsid="02bc259a"/>
    </style:style>
    <style:style style:name="T380" style:family="text">
      <style:text-properties officeooo:rsid="02c25ccd"/>
    </style:style>
    <style:style style:name="T381" style:family="text">
      <style:text-properties officeooo:rsid="02c569a8"/>
    </style:style>
    <style:style style:name="T382" style:family="text">
      <style:text-properties officeooo:rsid="02c77ef8"/>
    </style:style>
    <style:style style:name="T383" style:family="text">
      <style:text-properties officeooo:rsid="02db33c6"/>
    </style:style>
    <style:style style:name="T384" style:family="text">
      <style:text-properties fo:font-weight="bold" officeooo:rsid="02db33c6" style:font-weight-asian="bold" style:font-weight-complex="bold"/>
    </style:style>
    <style:style style:name="T385" style:family="text">
      <style:text-properties fo:font-weight="bold" officeooo:rsid="02dece5e" style:font-weight-asian="bold" style:font-weight-complex="bold"/>
    </style:style>
    <style:style style:name="T386" style:family="text">
      <style:text-properties officeooo:rsid="02dca50c"/>
    </style:style>
    <style:style style:name="T387" style:family="text">
      <style:text-properties officeooo:rsid="02dece5e"/>
    </style:style>
    <style:style style:name="T388" style:family="text">
      <style:text-properties officeooo:rsid="02e9afdb"/>
    </style:style>
    <style:style style:name="T389" style:family="text">
      <style:text-properties fo:font-weight="normal" officeooo:rsid="02e9f101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8" text:outline-level="1">TODO</text:h>
      <text:list xml:id="list638921355" text:style-name="L1">
        <text:list-item>
          <text:p text:style-name="P128">Sprachlehrer-Webseite für mich<text:line-break/><text:span text:style-name="T334">Schüler können per Kalender Stunden buchen<text:line-break/>Lernkarten mit Bildern<text:line-break/>Nachrichten zwischen Admin und Schüler<text:line-break/>Graph, in dem Lernkarten gezeigt werden?<text:line-break/>Erzeuge Quiz aus Lernkarten</text:span></text:p>
        </text:list-item>
        <text:list-item>
          <text:p text:style-name="P70">Registration!</text:p>
        </text:list-item>
        <text:list-item>
          <text:p text:style-name="P129">Tests schreiben!</text:p>
        </text:list-item>
      </text:list>
      <text:h text:style-name="P69" text:outline-level="1">Schritt<text:span text:style-name="T336">e</text:span></text:h>
      <text:list xml:id="list3867081464" text:style-name="L2">
        <text:list-item>
          <text:p text:style-name="P169">Untrack documentation + runtime files</text:p>
        </text:list-item>
      </text:list>
      <text:p text:style-name="P170"/>
      <text:list xml:id="list164819167787137" text:continue-numbering="true" text:style-name="L2">
        <text:list-item>
          <text:p text:style-name="P154">Registrierung</text:p>
          <text:list>
            <text:list-item>
              <text:p text:style-name="P153"><text:span text:style-name="T387">Review: </text:span><text:span text:style-name="T385">Wie funktioniert Login?<text:tab/></text:span><text:span text:style-name="T389">v</text:span><text:span text:style-name="T387"><text:line-break/>FE:</text:span><text:span text:style-name="T302">Login <text:line-break/>→</text:span><text:span text:style-name="T305"> </text:span><text:span text:style-name="T302"><text:s/><text:line-break/>FE:Store.l</text:span><text:span text:style-name="T306">ogin</text:span><text:span text:style-name="T302">(usr,pwd</text:span><text:span text:style-name="T303">)<text:line-break/></text:span><text:span text:style-name="T278">post("</text:span><text:a xlink:type="simple" xlink:href="http://localhost:8000/login/" text:style-name="Internet_20_link" text:visited-style-name="Visited_20_Internet_20_Link"><text:span text:style-name="T278">http://localhost:8000/login/</text:span></text:a><text:span text:style-name="T278">",</text:span><text:span text:style-name="T304">usr,pwd) <text:line-break/>→ <text:line-break/>BE: login: authtoken.views.</text:span><text:span text:style-name="T278">obtain_auth_token, name='login'<text:line-break/></text:span><text:span text:style-name="T305">← <text:line-break/></text:span><text:span text:style-name="T306">FE: Store.login: Get Token from resp, set AUTH_HEADER<text:line-break/></text:span><text:span text:style-name="T307">set localStorage.user/ localStorage.token</text:span><text:span text:style-name="T306"><text:line-break/></text:span><text:span text:style-name="T303">go to „/acccount“</text:span></text:p>
            </text:list-item>
            <text:list-item>
              <text:p text:style-name="P155">Create registration page in FE</text:p>
              <text:list>
                <text:list-item>
                  <text:p text:style-name="P155">Which data is necessary?<text:line-break/>→<text:span text:style-name="T388"> Minimum: </text:span><text:span text:style-name="T308">user, password</text:span></text:p>
                </text:list-item>
                <text:list-item>
                  <text:p text:style-name="P156">Add submit button</text:p>
                </text:list-item>
              </text:list>
            </text:list-item>
          </text:list>
        </text:list-item>
      </text:list>
      <text:p text:style-name="P55"/>
      <text:list xml:id="list164817711681569" text:continue-numbering="true" text:style-name="L2">
        <text:list-item>
          <text:list>
            <text:list-item>
              <text:p text:style-name="P158"/>
            </text:list-item>
          </text:list>
        </text:list-item>
      </text:list>
      <text:p text:style-name="P67"/>
      <text:p text:style-name="P67"/>
      <text:p text:style-name="P67"/>
      <text:p text:style-name="P67"/>
      <text:list xml:id="list2603736264" text:style-name="L3">
        <text:list-item>
          <text:p text:style-name="P74">Replace imgLoad from pixabay api with imgLoad from local backend<text:tab/><text:span text:style-name="T386">v</text:span></text:p>
          <text:list>
            <text:list-item>
              <text:p text:style-name="P75">post <text:span text:style-name="T378">(BE)<text:tab/>v</text:span></text:p>
              <text:list>
                <text:list-item>
                  <text:p text:style-name="P77">Use create_vocab method instead of explicit code</text:p>
                </text:list-item>
                <text:list-item>
                  <text:p text:style-name="P76">D<text:span text:style-name="T377">o I need to add </text:span><text:span text:style-name="T299">vocab.save()?<text:line-break/>→</text:span><text:span text:style-name="T300"> </text:span><text:span text:style-name="T329">Apparently not!</text:span></text:p>
                </text:list-item>
              </text:list>
            </text:list-item>
            <text:list-item>
              <text:p text:style-name="P78"><text:span text:style-name="T329">d</text:span><text:span text:style-name="T312">elete (BE)<text:tab/></text:span><text:span text:style-name="T330">v</text:span></text:p>
              <text:list>
                <text:list-item>
                  <text:p text:style-name="P79">no changes</text:p>
                </text:list-item>
              </text:list>
            </text:list-item>
            <text:list-item>
              <text:p text:style-name="P80">put (BE)<text:tab/><text:span text:style-name="T379">v</text:span></text:p>
              <text:list>
                <text:list-item>
                  <text:p text:style-name="P92"><text:soft-page-break/><text:span text:style-name="T312">create method </text:span><text:span text:style-name="T278">set_picture </text:span><text:span text:style-name="T312">for Vocab object that updates both the foreign url and the actual picture</text:span></text:p>
                </text:list-item>
              </text:list>
            </text:list-item>
            <text:list-item>
              <text:p text:style-name="P93"><text:span text:style-name="T312">loadVocab()<text:tab/></text:span><text:span text:style-name="T332">v</text:span></text:p>
              <text:list>
                <text:list-item>
                  <text:p text:style-name="P94">setVocabList(response.data)</text:p>
                  <text:list>
                    <text:list-item>
                      <text:p text:style-name="P81">No changes, simply list of vocab objects</text:p>
                    </text:list-item>
                    <text:list-item>
                      <text:p text:style-name="P95">getImage(vocab)<text:span text:style-name="T312">: </text:span><text:span text:style-name="T380">return vocab.picture </text:span><text:span text:style-name="T331">instead of </text:span><text:span text:style-name="T380">vocab.pictureUrl</text:span></text:p>
                    </text:list-item>
                  </text:list>
                </text:list-item>
              </text:list>
            </text:list-item>
            <text:list-item>
              <text:p text:style-name="P96">edit(vocab)<text:tab/><text:span text:style-name="T381">v</text:span></text:p>
              <text:list>
                <text:list-item>
                  <text:p text:style-name="P72"><text:span text:style-name="T278">selectImg(vocab.picture) </text:span><text:span text:style-name="T333">instead of </text:span><text:span text:style-name="T278">selectImg(vocab.picture</text:span><text:span text:style-name="T301">Url</text:span><text:span text:style-name="T278">)</text:span></text:p>
                </text:list-item>
              </text:list>
            </text:list-item>
            <text:list-item>
              <text:p text:style-name="P82">Why does image disappear after delete? !!!</text:p>
              <text:list>
                <text:list-item>
                  <text:p text:style-name="P83">image load failed: /media/vocab/media/57e0d2414250af14f6da8c7dda79367d1436d7e155576c48702779d39745cc5cb0_1280.jpg</text:p>
                </text:list-item>
                <text:list-item>
                  <text:p text:style-name="P83">What is URL before (When it works)? <text:span text:style-name="T382">Why does he cut of „localhost:8000“? <text:line-break/>Guess: „localhost:8000“ is added in BE when initially loading vocab, but not at refreshing?</text:span></text:p>
                </text:list-item>
                <text:list-item>
                  <text:p text:style-name="P84">wrong image url: *<text:span text:style-name="T278">localhost:8080/media/vocab/media/….jpg<text:line-break/></text:span>instead of (correct): <text:span text:style-name="T278">localhost:8000/media/…..jpg</text:span></text:p>
                </text:list-item>
                <text:list-item>
                  <text:p text:style-name="P85">Server sends vocab list with correct picture URL at initial load, but not after delete<text:line-break/>WHY?<text:line-break/>→<text:span text:style-name="T383"> </text:span><text:span text:style-name="T384">Something in BE: Vocab list in GET-request different from vocab list in DELETE</text:span></text:p>
                </text:list-item>
                <text:list-item>
                  <text:p text:style-name="P91">Change return of delete to {deleted: true}</text:p>
                </text:list-item>
              </text:list>
            </text:list-item>
          </text:list>
        </text:list-item>
      </text:list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list xml:id="list164817473484133" text:continue-numbering="true" text:style-name="L3">
        <text:list-item>
          <text:p text:style-name="P159"><text:span text:style-name="T264">D</text:span><text:span text:style-name="T31">ebugger in FE not working!!!<text:tab/></text:span><text:span text:style-name="T268">v</text:span></text:p>
          <text:list>
            <text:list-item>
              <text:p text:style-name="P157"><text:span text:style-name="T266">Vue.config.js nicht vorhanden: N</text:span><text:span text:style-name="T265">eu anlegen wo? →</text:span><text:span text:style-name="T267"> next to package.json, main fldr</text:span><text:span text:style-name="T265"><text:line-break/>Wie integrieren?</text:span></text:p>
            </text:list-item>
          </text:list>
        </text:list-item>
      </text:list>
      <text:p text:style-name="P65"/>
      <text:list xml:id="list164817533308181" text:continue-numbering="true" text:style-name="L3">
        <text:list-item>
          <text:p text:style-name="P97">Display image from server in Frontend <text:span text:style-name="T369">(instead of image from pixabay URL)<text:tab/>v</text:span></text:p>
          <text:list>
            <text:list-item>
              <text:p text:style-name="P98">Add German &amp; English to imgTest<text:tab/><text:span text:style-name="T370">v</text:span></text:p>
            </text:list-item>
            <text:list-item>
              <text:p text:style-name="P73"><text:span text:style-name="T371">How to send image from server to FE?<text:tab/>v<text:line-break/></text:span><text:span text:style-name="T278">HttpResponse(vocab.picture, content_type="image/jpeg")</text:span></text:p>
            </text:list-item>
            <text:list-item>
              <text:p text:style-name="P99">Send link to image on Server (instead of actual image)</text:p>
              <text:list>
                <text:list-item>
                  <text:p text:style-name="P100">URL is returned, display in FE<text:line-break/><text:span text:style-name="T278">127.0.0.1:8000/media/vocab/media/1200px-African_elephant_warning_raised_trunk_xmxAnKP.jpg</text:span><text:line-break/>→<text:span text:style-name="T372"> Problem: URL funktioniert nicht im FE</text:span></text:p>
                </text:list-item>
                <text:list-item>
                  <text:p text:style-name="P101">Use serializer <text:span text:style-name="T373">to create link<text:tab/>v</text:span></text:p>
                </text:list-item>
                <text:list-item>
                  <text:p text:style-name="P102">Display picture<text:tab/>v</text:p>
                </text:list-item>
                <text:list-item>
                  <text:p text:style-name="P103">Build absolute URL from relative URL in response<text:tab/>v</text:p>
                </text:list-item>
                <text:list-item>
                  <text:p text:style-name="P104">Get rid of redundancy (pictureURL twice)<text:tab/><text:span text:style-name="T374">v</text:span></text:p>
                </text:list-item>
                <text:list-item>
                  <text:p text:style-name="P71">Capsule create_vocab in method<text:tab/>v</text:p>
                </text:list-item>
              </text:list>
            </text:list-item>
          </text:list>
        </text:list-item>
      </text:list>
      <text:p text:style-name="P62"/>
      <text:list xml:id="list207184871" text:style-name="L4">
        <text:list-item>
          <text:p text:style-name="P108"><text:soft-page-break/>Images on pixabay change frequently → Store locally on Server<text:tab/><text:span text:style-name="T368">v</text:span></text:p>
          <text:list>
            <text:list-item>
              <text:p text:style-name="P109">Create seperate page „imgTest“<text:tab/><text:tab/><text:tab/><text:tab/><text:tab/><text:span text:style-name="T360">v</text:span></text:p>
              <text:list>
                <text:list-item>
                  <text:p text:style-name="P110">Unknown element v-row → Which vuetify version? npm install?<text:line-break/>→<text:span text:style-name="T358"> Can‘t get vuetify 2.x to run, keep using stable version (1.5.x)<text:line-break/>→ Replace with 1.5-elements</text:span></text:p>
                </text:list-item>
              </text:list>
            </text:list-item>
            <text:list-item>
              <text:p text:style-name="P111">User can type in URL, <text:span text:style-name="T359">send URL to server</text:span></text:p>
              <text:list>
                <text:list-item>
                  <text:p text:style-name="P112">Create request in frontend<text:tab/><text:tab/><text:span text:style-name="T361">v</text:span></text:p>
                </text:list-item>
                <text:list-item>
                  <text:p text:style-name="P106"><text:span text:style-name="T362">Create view in backend: </text:span><text:a xlink:type="simple" xlink:href="http://127.0.0.1:8000/api/v1/vocabs/imgtest/" text:style-name="Internet_20_link" text:visited-style-name="Visited_20_Internet_20_Link"><text:span text:style-name="T293">http://127.0.0.1:8000/api/v1/vocabs/</text:span></text:a><text:a xlink:type="simple" xlink:href="http://127.0.0.1:8000/api/v1/vocabs/imgtest/" text:style-name="Internet_20_link" text:visited-style-name="Visited_20_Internet_20_Link"><text:span text:style-name="T363">i</text:span></text:a><text:a xlink:type="simple" xlink:href="http://127.0.0.1:8000/api/v1/vocabs/imgtest/" text:style-name="Internet_20_link" text:visited-style-name="Visited_20_Internet_20_Link"><text:span text:style-name="T364">mgtest</text:span></text:a><text:a xlink:type="simple" xlink:href="http://127.0.0.1:8000/api/v1/vocabs/imgtest/" text:style-name="Internet_20_link" text:visited-style-name="Visited_20_Internet_20_Link"><text:span text:style-name="T293">/</text:span></text:a><text:span text:style-name="T293"><text:tab/></text:span><text:span text:style-name="T297">v</text:span></text:p>
                  <text:list>
                    <text:list-item>
                      <text:p text:style-name="P86"><text:span text:style-name="T278">Unexpected keyword argument „version“<text:line-break/>→</text:span><text:span text:style-name="T294"> How handled in authapi?:<text:line-break/>FE: account request to BE: ...</text:span><text:span text:style-name="T295">token_auth“<text:line-break/>→</text:span><text:span text:style-name="T296"> Attach version arguent to get-function </text:span></text:p>
                    </text:list-item>
                  </text:list>
                </text:list-item>
              </text:list>
            </text:list-item>
            <text:list-item>
              <text:p text:style-name="P113"><text:span text:style-name="T312">Add dummy image section in FE (/imgtest)<text:tab/></text:span><text:span text:style-name="T321">v</text:span></text:p>
            </text:list-item>
            <text:list-item>
              <text:p text:style-name="P111">Server downloads picure</text:p>
              <text:list>
                <text:list-item>
                  <text:p text:style-name="P114">benutze typ <text:span text:style-name="T278">imageField </text:span><text:span text:style-name="T312">im model</text:span></text:p>
                  <text:list>
                    <text:list-item>
                      <text:p text:style-name="P115"><text:span text:style-name="T312">Add imageField to model<text:tab/></text:span><text:span text:style-name="T322">v</text:span></text:p>
                    </text:list-item>
                    <text:list-item>
                      <text:p text:style-name="P116"><text:span text:style-name="T312">Set MEDIA_ROOT, MEDIA_URL in settings. py<text:tab/></text:span><text:span text:style-name="T323">v</text:span></text:p>
                    </text:list-item>
                    <text:list-item>
                      <text:p text:style-name="P87">Try to load image into imageField</text:p>
                    </text:list-item>
                  </text:list>
                </text:list-item>
                <text:list-item>
                  <text:p text:style-name="P117"><text:span text:style-name="T312">Was passiert im Code? →</text:span><text:span text:style-name="T324"> Send imgUrl request from FE, use debugger <text:tab/></text:span><text:span text:style-name="T328">v</text:span></text:p>
                  <text:list>
                    <text:list-item>
                      <text:p text:style-name="P88">V<text:span text:style-name="T366">okabel wird anscheinend gespeichert, prüfe im Django-Admin</text:span></text:p>
                    </text:list-item>
                    <text:list-item>
                      <text:p text:style-name="P89">Datei ist nicht da: Ist Pfad korrrekt?</text:p>
                      <text:list>
                        <text:list-item>
                          <text:p text:style-name="P90">Temp file wird gespeichert in C:\Users\p-bin\AppData\Local\Temp</text:p>
                        </text:list-item>
                        <text:list-item>
                          <text:p text:style-name="P105"><text:span text:style-name="T327">Warum nicht verfügbar in imgField?<text:line-break/>→</text:span><text:span text:style-name="T328"> Add </text:span><text:span text:style-name="T272">+ static(settings.MEDIA_URL, </text:span><text:span text:style-name="T274">document_root</text:span><text:span text:style-name="T272">=settings.MEDIA_ROOT)</text:span> <text:span text:style-name="T367">to </text:span><text:span text:style-name="T298">backend/urls.py</text:span></text:p>
                          <text:p text:style-name="P118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4"/>
      <text:list xml:id="list164818907339690" text:continue-numbering="true" text:style-name="L4">
        <text:list-item>
          <text:p text:style-name="P119">Organize imports automatically<text:tab/>v</text:p>
        </text:list-item>
        <text:list-item>
          <text:p text:style-name="P119">Pylint settings global? (e.g. ignore missing docstring)<text:tab/>v</text:p>
          <text:list>
            <text:list-item>
              <text:p text:style-name="P107"><text:span text:style-name="T375">settings.json?: </text:span><text:span text:style-name="T376">disable=missing-class-docstring</text:span></text:p>
            </text:list-item>
          </text:list>
        </text:list-item>
        <text:list-item>
          <text:p text:style-name="P107">Clean up code<text:tab/>v</text:p>
        </text:list-item>
      </text:list>
      <text:p text:style-name="P63"/>
      <text:list xml:id="list164818584630668" text:continue-numbering="true" text:style-name="L4">
        <text:list-item>
          <text:p text:style-name="P120">Fix Problem: Import beyond top level package<text:tab/><text:span text:style-name="T365">v</text:span></text:p>
          <text:list>
            <text:list-item>
              <text:p text:style-name="P121"><text:a xlink:type="simple" xlink:href="https://needone.app/python-importing-explained/" text:style-name="Internet_20_link" text:visited-style-name="Visited_20_Internet_20_Link">https://needone.app/python-importing-explained/</text:a> </text:p>
            </text:list-item>
            <text:list-item>
              <text:p text:style-name="P122"><text:span text:style-name="T325">Package management: </text:span><text:a xlink:type="simple" xlink:href="https://docs.djangoproject.com/en/3.0/intro/reusable-apps/" text:style-name="Internet_20_link" text:visited-style-name="Visited_20_Internet_20_Link"><text:span text:style-name="T312">https://docs.djangoproject.com/en/3.0/intro/reusable-apps/</text:span></text:a><text:span text:style-name="T312"> <text:line-break/>→</text:span><text:span text:style-name="T326"> Just ignore warning in PyLint</text:span></text:p>
            </text:list-item>
          </text:list>
        </text:list-item>
      </text:list>
      <text:p text:style-name="P61"/>
      <text:list xml:id="list1559776695" text:style-name="L5">
        <text:list-item>
          <text:p text:style-name="P123">Probleme beim Neu-Aufsetzen<text:tab/><text:span text:style-name="T357">v</text:span></text:p>
          <text:list>
            <text:list-item>
              <text:p text:style-name="P123">ModuleNotFoundError: rest_framework</text:p>
            </text:list-item>
          </text:list>
        </text:list-item>
      </text:list>
      <text:p text:style-name="P60"/>
      <text:list xml:id="list1404458881" text:style-name="L6">
        <text:list-item>
          <text:p text:style-name="P124">MainImg should only change if I type something new, not when clicking on edit<text:tab/><text:span text:style-name="T356">v</text:span></text:p>
          <text:list>
            <text:list-item>
              <text:p text:style-name="P124">How to distinguish between keyboard action &amp; automatic text fill<text:line-break/>→<text:span text:style-name="T355"> Check for keyboard event: </text:span><text:span text:style-name="T291">onkeyup?<text:line-break/>→</text:span><text:span text:style-name="T292"> </text:span><text:span text:style-name="T320">Use v-on:keyup!</text:span></text:p>
            </text:list-item>
          </text:list>
        </text:list-item>
      </text:list>
      <text:p text:style-name="P59"/>
      <text:list xml:id="list164818274961036" text:continue-numbering="true" text:style-name="L6">
        <text:list-item>
          <text:p text:style-name="P125">Different position for vocab text<text:tab/><text:span text:style-name="T353">v</text:span></text:p>
        </text:list-item>
      </text:list>
      <text:p text:style-name="P58"/>
      <text:list xml:id="list164819100709580" text:continue-numbering="true" text:style-name="L6">
        <text:list-item>
          <text:p text:style-name="P126">Problem: image search crashes sometimes when typing in a word that can‘t be found</text:p>
        </text:list-item>
      </text:list>
      <text:p text:style-name="P57"/>
      <text:list xml:id="list2073888731" text:style-name="L7">
        <text:list-item>
          <text:p text:style-name="P130">Save image on server</text:p>
          <text:list>
            <text:list-item>
              <text:p text:style-name="P131"><text:soft-page-break/>New vocab: include img<text:tab/><text:span text:style-name="T351">v</text:span></text:p>
            </text:list-item>
            <text:list-item>
              <text:p text:style-name="P132">edit vocab</text:p>
              <text:list>
                <text:list-item>
                  <text:p text:style-name="P133">Load thumbnail from server as mainImg</text:p>
                </text:list-item>
                <text:list-item>
                  <text:p text:style-name="P134">mainImg is set, but overwritten by search</text:p>
                  <text:list>
                    <text:list-item>
                      <text:p text:style-name="P135">Don‘t trigger search/ <text:span text:style-name="T354">distinguish between keyboard action &amp; automatic fill?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7">Logout doesn‘t work<text:tab/><text:span text:style-name="T352">v</text:span></text:p>
        </text:list-item>
      </text:list>
      <text:p text:style-name="P38"/>
      <text:list xml:id="list164817395339386" text:continue-numbering="true" text:style-name="L7">
        <text:list-item>
          <text:p text:style-name="P160"><text:span text:style-name="T246">A</text:span><text:span text:style-name="T31">dd image to edit section<text:tab/></text:span><text:span text:style-name="T263">v</text:span></text:p>
          <text:list>
            <text:list-item>
              <text:p text:style-name="P136">Triggering event for image search: Typing in English, typing finished (for <text:span text:style-name="T342">0.6 </text:span>sec)?<text:tab/><text:span text:style-name="T344">v</text:span></text:p>
              <text:list>
                <text:list-item>
                  <text:p text:style-name="P137">Debounce</text:p>
                </text:list-item>
              </text:list>
            </text:list-item>
            <text:list-item>
              <text:p text:style-name="P138">Make image smaller<text:tab/><text:span text:style-name="T345">v</text:span></text:p>
            </text:list-item>
            <text:list-item>
              <text:p text:style-name="P139">Add image selection below button<text:span text:style-name="T346">s</text:span></text:p>
              <text:list>
                <text:list-item>
                  <text:p text:style-name="P140">Create dynamically folding grid list<text:tab/><text:span text:style-name="T347">v</text:span></text:p>
                </text:list-item>
              </text:list>
            </text:list-item>
            <text:list-item>
              <text:p text:style-name="P141">Put „logout“ <text:span text:style-name="T348">into top toolbar + „logged in as...“</text:span></text:p>
              <text:list>
                <text:list-item>
                  <text:p text:style-name="P142">Wo ist user gespeichert? <text:span text:style-name="T349">Wie wird er gesetzt? $store?<text:line-break/>→ Sollte gesetzt werden in login(), aber stimmt Wert auch?<text:line-break/>→ state.user nicht richtig gesetzt: Beobachte state<text:line-break/>→ username „peter“ wird als options übergeben</text:span></text:p>
                </text:list-item>
                <text:list-item>
                  <text:p text:style-name="P143">Create little User Icon, „logged in as...“ + logout-option</text:p>
                </text:list-item>
              </text:list>
            </text:list-item>
            <text:list-item>
              <text:p text:style-name="P144">Send request to image server, receive response<text:tab/><text:span text:style-name="T350">v</text:span></text:p>
              <text:list>
                <text:list-item>
                  <text:p text:style-name="P145">502 error Same problem with spring_tutorial?</text:p>
                </text:list-item>
              </text:list>
            </text:list-item>
          </text:list>
        </text:list-item>
      </text:list>
      <text:p text:style-name="P39"/>
      <text:p text:style-name="P39"/>
      <text:p text:style-name="P39"/>
      <text:list xml:id="list164818535648044" text:continue-numbering="true" text:style-name="L7">
        <text:list-item>
          <text:p text:style-name="P161"><text:span text:style-name="T246">R</text:span><text:span text:style-name="T31">emove footer<text:tab/></text:span><text:span text:style-name="T262">v</text:span></text:p>
          <text:list>
            <text:list-item>
              <text:p text:style-name="P162"><text:span text:style-name="T31">Make main part bigger<text:tab/></text:span><text:span text:style-name="T260">v</text:span></text:p>
            </text:list-item>
            <text:list-item>
              <text:p text:style-name="P163"><text:span text:style-name="T31">Give other color to header<text:tab/></text:span><text:span text:style-name="T261">v</text:span></text:p>
            </text:list-item>
            <text:list-item>
              <text:p text:style-name="P146">Vocabs view layout: List pushes logout button down, even if covered<text:line-break/>→<text:span text:style-name="T343"> Use e.g. 80vh instead of 80%</text:span></text:p>
            </text:list-item>
          </text:list>
        </text:list-item>
      </text:list>
      <text:p text:style-name="P36"/>
      <text:list xml:id="list164817896567716" text:continue-numbering="true" text:style-name="L7">
        <text:list-item>
          <text:p text:style-name="P164"><text:span text:style-name="T246">M</text:span><text:span text:style-name="T31">odularize vocab-list<text:tab/></text:span><text:span text:style-name="T258"><text:tab/></text:span><text:span text:style-name="T259">v</text:span></text:p>
          <text:list>
            <text:list-item>
              <text:p text:style-name="P147">null-exception<text:tab/><text:tab/><text:span text:style-name="T340">v</text:span></text:p>
            </text:list-item>
            <text:list-item>
              <text:p text:style-name="P148">selected<text:tab/><text:span text:style-name="T341">v</text:span></text:p>
            </text:list-item>
          </text:list>
        </text:list-item>
      </text:list>
      <text:p text:style-name="P37"/>
      <text:list xml:id="list164817897852139" text:continue-numbering="true" text:style-name="L7">
        <text:list-item>
          <text:p text:style-name="P165"><text:span text:style-name="T246">M</text:span><text:span text:style-name="T31">odluarize </text:span><text:span text:style-name="T256">VocabBar</text:span></text:p>
          <text:list>
            <text:list-item>
              <text:p text:style-name="P166"><text:span text:style-name="T246">H</text:span><text:span text:style-name="T31">ow to wrap content? Something like:<text:line-break/>&lt;div&gt;<text:line-break/> <text:s text:c="2"/>&lt;vocabSelectBar v-if=“selectMode“/&gt;<text:line-break/> <text:s text:c="2"/>&lt;defaultVocabBar v-else/&gt;<text:line-break/>&lt;/div&gt;</text:span></text:p>
            </text:list-item>
            <text:list-item>
              <text:p text:style-name="P167"><text:span text:style-name="T31">Does this capsulation work? First try with only 1 element!<text:line-break/>→</text:span><text:span text:style-name="T247"> An sich schon, aber Problem mit Funktion in anderer Komponente (z.B. selectAll())<text:line-break/></text:span><text:soft-page-break/><text:span text:style-name="T247">→</text:span><text:span text:style-name="T248"> Statt eigener Komponente: Sowas wie Snippet? </text:span><text:span text:style-name="T249">Template? Oder Speichere HTML-Code in Variable?<text:line-break/></text:span><text:span text:style-name="T252">Extra HTML-File</text:span><text:span text:style-name="T249"><text:line-break/>→</text:span><text:span text:style-name="T250"> Übergebe Vocabs-Element als Variable an VocabsBa</text:span><text:span text:style-name="T255">r</text:span><text:span text:style-name="T251"><text:line-break/>→</text:span><text:span text:style-name="T253"> Asynch-Component<text:line-break/>→</text:span><text:span text:style-name="T254"> Lade HTML aus externer Datei in Variable<text:line-break/></text:span><text:span text:style-name="T186">Problem: Vuetify funktioniert nicht mehr, nur RAW-HTML<text:line-break/></text:span><text:span text:style-name="T187">→</text:span><text:span text:style-name="T188"> Schaue in Parent-Element nach gesuchter Funktion <text:line-break/></text:span><text:span text:style-name="T189">ODER Ergänze Button-Funktions-Zuweisung zur runtime<text:line-break/>→</text:span><text:span text:style-name="T190"> Use vue constructor for VocabsBar, pass „this“(vocabs) as argument</text:span></text:p>
            </text:list-item>
          </text:list>
        </text:list-item>
      </text:list>
      <text:p text:style-name="P35"/>
      <text:list xml:id="list1198145766" text:style-name="L8">
        <text:list-item>
          <text:p text:style-name="P168"><text:span text:style-name="T244">Show Pictures for vocab in FE:<text:tab/></text:span><text:span text:style-name="T257">v</text:span><text:span text:style-name="T244"><text:line-break/>-Keep Select/ Delete-Option, add possibility to add vocabs to group (e.g. „food“)<text:line-break/>-Option to select group of vocabs<text:line-break/>-Edit is activated<text:line-break/>-</text:span><text:span text:style-name="T245">Click on vocab card activates edit</text:span></text:p>
          <text:list>
            <text:list-item>
              <text:p text:style-name="P149">Create layout to display vocab cards</text:p>
              <text:list>
                <text:list-item>
                  <text:p text:style-name="P149">New vuetify version changes everything, how to update?<text:tab/><text:span text:style-name="T339">v</text:span></text:p>
                </text:list-item>
                <text:list-item>
                  <text:p text:style-name="P150">How to create default image if none is provided for vocab?<text:line-break/>→<text:span text:style-name="T338"> Create function to return either vocab or default image</text:span></text:p>
                </text:list-item>
                <text:list-item>
                  <text:p text:style-name="P151">Remove Edit button, instead click on picture<text:tab/><text:span text:style-name="T339">v</text:span></text:p>
                  <text:list>
                    <text:list-header>
                      <text:p text:style-name="P152"/>
                    </text:list-header>
                  </text:list>
                </text:list-item>
              </text:list>
            </text:list-item>
            <text:list-item>
              <text:p text:style-name="P149"/>
            </text:list-item>
          </text:list>
        </text:list-item>
      </text:list>
      <text:p text:style-name="P34"/>
      <text:p text:style-name="P34"><text:span text:style-name="T337">Let Backend send pictures to FE</text:span><text:line-break/>-Check if Pixabay API delivers useful resu<text:span text:style-name="T335">lts<text:tab/>v<text:line-break/>-Change backend vocab model to include picture URL<text:tab/>v<text:line-break/>-Add a few vocabs with pictures<text:tab/>v<text:line-break/>-let server send pictureUrl to Frontend<text:tab/>v</text:span></text:p>
      <text:p text:style-name="P30"/>
      <text:p text:style-name="P53"><text:span text:style-name="T239">A</text:span><text:span text:style-name="T31">dd link to account page<text:tab/><text:tab/><text:tab/><text:tab/><text:tab/><text:tab/><text:tab/><text:tab/><text:tab/><text:tab/></text:span><text:span text:style-name="T243">v</text:span></text:p>
      <text:p text:style-name="P31"/>
      <text:p text:style-name="P52"><text:span text:style-name="T239">V</text:span><text:span text:style-name="T31">okabeln verschwinden, Liste wird nicht richtig angezeigt<text:tab/><text:tab/><text:tab/><text:tab/><text:tab/><text:tab/></text:span><text:span text:style-name="T242">v</text:span></text:p>
      <text:p text:style-name="P32"/>
      <text:p text:style-name="P51"><text:span text:style-name="T239">E</text:span><text:span text:style-name="T31">rstelle 2. User mit anderer Vokabel-Liste<text:tab/><text:tab/><text:tab/><text:tab/><text:tab/><text:tab/><text:tab/><text:tab/></text:span><text:span text:style-name="T241">v</text:span></text:p>
      <text:p text:style-name="P33"/>
      <text:p text:style-name="P50"><text:span text:style-name="T239">E</text:span><text:span text:style-name="T31">ntferne 2. Vocabs-Seite, behalte bloß persönliche<text:tab/><text:tab/><text:tab/><text:tab/><text:tab/><text:tab/><text:tab/></text:span><text:span text:style-name="T240">v</text:span></text:p>
      <text:p text:style-name="P30"/>
      <text:p text:style-name="P46"><text:span text:style-name="T193">Jeder User hat persönliche Vokabel-Liste<text:line-break/>-</text:span><text:span text:style-name="T212">Wie werden vocabs biser erzeugt? → Vocabs.objects.create</text:span><text:span text:style-name="T213"><text:line-break/>-</text:span><text:span text:style-name="T216">Was passiert initial auf Vocabs(personal)? Identisch mit Vocabs? Funktioniert?→</text:span><text:span text:style-name="T217"> Ja!<text:tab/><text:tab/>V<text:line-break/></text:span><text:span text:style-name="T229">-Änderungen im Frontend?</text:span><text:span text:style-name="T217"><text:tab/><text:tab/><text:tab/><text:tab/><text:tab/><text:tab/><text:tab/><text:tab/><text:tab/><text:tab/></text:span><text:span text:style-name="T219">v</text:span><text:span text:style-name="T217"><text:line-break/>--</text:span><text:span text:style-name="T218">URL zu vocabs/personal</text:span><text:span text:style-name="T216"> <text:line-break/></text:span><text:span text:style-name="T227">-</text:span><text:span text:style-name="T228">Änderungen im Backend?</text:span><text:span text:style-name="T219"><text:line-break/>--Create new URL, </text:span><text:span text:style-name="T220">view</text:span><text:span text:style-name="T219"> /vocabs/personal, initially identical with /vocabs<text:tab/><text:tab/><text:tab/><text:tab/></text:span><text:span text:style-name="T221">v<text:line-break/></text:span><text:soft-page-break/><text:span text:style-name="T221">--Many-to-many-relationship between Profile and Vocabs<text:line-break/>---</text:span><text:span text:style-name="T222">Why are all vocabs associated with Yair? <text:line-break/>---→Delete all, create 2nd profile (Seth), see if vocabs can be assigned individually </text:span><text:span text:style-name="T223">bringt nichts!<text:line-break/>---Was, wenn ich UserDummy in vocabs.models erzeuge?<text:line-break/>---→</text:span><text:span text:style-name="T224"> Selbes Problem!<text:line-break/>---Erzeuge/ frage User/ Vocab List in Python console ab, sehen ob Effekt derselbe</text:span></text:p>
      <text:p text:style-name="P56">&gt;&gt;&gt; user1 = UserDummy.objects.create(name='user1')</text:p>
      <text:p text:style-name="P56">&gt;&gt;&gt; user2 = UserDummy.objects.create(name='user2')</text:p>
      <text:p text:style-name="P56">&gt;&gt;&gt; vocab1 = Vocabs.objects.create(german='klug',english='smart')</text:p>
      <text:p text:style-name="P56">&gt;&gt;&gt; vocab2 = Vocabs.objects.create(german='dumm',english='dumb')</text:p>
      <text:p text:style-name="P56">&gt;&gt;&gt; user1.vocabList.add(vocab1)</text:p>
      <text:p text:style-name="P56">&gt;&gt;&gt; user2.vocabList.add(vocab2)</text:p>
      <text:p text:style-name="P56">&gt;&gt;&gt; user1.save()</text:p>
      <text:p text:style-name="P56">&gt;&gt;&gt; user2.save()</text:p>
      <text:p text:style-name="P56">&gt;&gt;&gt; vocab1.save()</text:p>
      <text:p text:style-name="P56">&gt;&gt;&gt; vocab2.save()</text:p>
      <text:p text:style-name="P56">&gt;&gt;&gt; user1.vocabList.all()</text:p>
      <text:p text:style-name="P56">&lt;QuerySet [&lt;Vocabs: klug - smart&gt;]&gt;</text:p>
      <text:p text:style-name="P56">&gt;&gt;&gt; user2.vocabList.all()</text:p>
      <text:p text:style-name="P56">&lt;QuerySet [&lt;Vocabs: dumm – dumb&gt;]&gt;</text:p>
      <text:p text:style-name="P49"><text:span text:style-name="T31">---→</text:span><text:span text:style-name="T225">Zuweisung funktioniert, aber in Django admin (Browser) wird nicht korrekte Vokabel-Liste (sondern alle Vokabeln) angezeigt<text:line-break/></text:span><text:span text:style-name="T230">-</text:span><text:span text:style-name="T231">Änderungen im Backend: </text:span><text:span text:style-name="T225"><text:line-break/>--</text:span><text:span text:style-name="T226">Lade Vokabelliste für diesen User<text:line-break/>---</text:span><text:span text:style-name="T232">Wie kann ich request schon in Klasse referenzieren? Muss get separat definiert werden?---→</text:span><text:span text:style-name="T233"> Benutze </text:span><text:span text:style-name="T235">List</text:span><text:span text:style-name="T233">ApiView, übschreibe get_queryset<text:line-break/>--- </text:span><text:span text:style-name="T234">HTTP-Client für get-request: user: yair, token: "d1866559184b287c42fe480308554485b350a62e"<text:line-break/>---</text:span><text:span text:style-name="T121">http http://127.0.0.1:8000/api/v1/vocabs/personal/ 'Authorization: Token d1866559184b287c42fe480308554485b350a62e'</text:span><text:span text:style-name="T164"><text:line-break/>---→</text:span><text:span text:style-name="T165"> Scheint zu gehen, gib Yair per Python Shell eine Vokabel in die Liste!<text:tab/><text:tab/><text:tab/></text:span><text:span text:style-name="T166">V<text:line-break/>--Add/ Delete/ Edit vocab für persönliche Vokabel-Liste<text:line-break/>---</text:span><text:span text:style-name="T167">Wie sollte Uniqueness für Vokabeln gehandhabt werden?<text:line-break/>----</text:span><text:span text:style-name="T168">Entferne Uniqueness für Key(german)<text:line-break/>--</text:span><text:span text:style-name="T169">Schicke Token zusammen mit get-Request<text:line-break/>---</text:span><text:span text:style-name="T170">Ändere HTTP-Provider zu Axios<text:tab/><text:tab/><text:tab/><text:tab/><text:tab/><text:tab/><text:tab/><text:tab/><text:tab/></text:span><text:span text:style-name="T171">v<text:line-break/>--Warum wird Vokabel-Liste nicht angezeigt?<text:line-break/>---</text:span><text:span text:style-name="T172">Kein Zugriff mehr auf </text:span><text:span text:style-name="T122">this.vocabList </text:span><text:span text:style-name="T172">wegen Axios: Benutze walkaround (Methode etc.)<text:tab/></text:span><text:span text:style-name="T173">v<text:line-break/>--</text:span><text:span text:style-name="T176">Fix vocab edit<text:tab/><text:tab/><text:tab/><text:tab/><text:tab/><text:tab/><text:tab/><text:tab/><text:tab/><text:tab/><text:tab/>v<text:line-break/>--Fix vocab add<text:tab/><text:tab/><text:tab/><text:tab/><text:tab/><text:tab/><text:tab/><text:tab/><text:tab/><text:tab/><text:tab/></text:span><text:span text:style-name="T178">v</text:span><text:span text:style-name="T176"><text:line-break/>---</text:span><text:span text:style-name="T177">Error im Backend<text:line-break/>--</text:span><text:span text:style-name="T178">fix vocab delete<text:tab/><text:tab/><text:tab/><text:tab/><text:tab/><text:tab/><text:tab/><text:tab/><text:tab/><text:tab/><text:tab/></text:span><text:span text:style-name="T184">v</text:span><text:span text:style-name="T179"><text:line-break/>---Daten werden nicht mitgesendet<text:tab/><text:tab/><text:tab/><text:tab/><text:tab/><text:tab/><text:tab/><text:tab/><text:tab/></text:span><text:span text:style-name="T180">v<text:line-break/>---Delete funzt, aber kein Update danach<text:line-break/>---→</text:span><text:span text:style-name="T181">Schicke Vokabel-Liste mit Server-Antwort, mache loadVocab() obsolet<text:line-break/>---→</text:span><text:span text:style-name="T183"> Use VocabsSerializer</text:span><text:span text:style-name="T182"><text:line-break/></text:span><text:span text:style-name="T181"> </text:span></text:p>
      <text:p text:style-name="P26"/>
      <text:p text:style-name="P26"/>
      <text:p text:style-name="P48"><text:soft-page-break/><text:span text:style-name="T193">Beim Reload geht „Token“ </text:span><text:span text:style-name="T236">vor Token request</text:span><text:span text:style-name="T193"> verloren (in /vocabs/personal<text:tab/><text:tab/><text:tab/></text:span><text:span text:style-name="T238">v</text:span><text:span text:style-name="T193"><text:line-break/>-</text:span><text:span text:style-name="T237">Was passiert, wenn ich </text:span><text:span text:style-name="T123">beforeMount()</text:span><text:span text:style-name="T174"> in </text:span><text:span text:style-name="T123">/acounts </text:span><text:span text:style-name="T174">zu </text:span><text:span text:style-name="T123">mounted() </text:span><text:span text:style-name="T174">ändere?<text:line-break/>→</text:span><text:span text:style-name="T175">Anscheinend kein Unterschied<text:line-break/>-Prüfe ob Token mit „Token...“ beginnt, falls nicht füge hinzu</text:span></text:p>
      <text:p text:style-name="P26"/>
      <text:p text:style-name="P26"/>
      <text:p text:style-name="P47"><text:span text:style-name="T193">K</text:span><text:span text:style-name="T31">nüpfe /login- und /vocabs – Link im Dropdown-Menü daran, ob user eingeloggt ist<text:tab/><text:tab/></text:span><text:span text:style-name="T215">v</text:span><text:span text:style-name="T31"><text:line-break/>-</text:span><text:span text:style-name="T214">Wie verhindern, dass Listen-Element gerendert wird, bevor Bedingung abgefragt?<text:line-break/>→</text:span><text:span text:style-name="T215">Packe for-Schleife in div statt list-Element </text:span></text:p>
      <text:p text:style-name="P27"/>
      <text:p text:style-name="P45"><text:span text:style-name="T193">B</text:span><text:span text:style-name="T196">egrüßungsseite mit Name, Vorname, </text:span><text:span text:style-name="T205">zusätzlichen Infos</text:span><text:span text:style-name="T196"><text:line-break/>-</text:span><text:span text:style-name="T198">Wo sehe ich Felder für users? → Login as admin</text:span><text:span text:style-name="T196"><text:line-break/>-</text:span><text:span text:style-name="T197">Erweitere User-Model um Name, Vorname<text:tab/><text:tab/><text:tab/><text:tab/><text:tab/><text:tab/><text:tab/><text:tab/></text:span><text:span text:style-name="T201">v</text:span><text:span text:style-name="T197"><text:line-break/>- →</text:span><text:span text:style-name="T199"> django.contrib.auth hat bereits first_name etc.<text:line-break/>-</text:span><text:span text:style-name="T201">Erstelle Create Profile-Formular/List Profiles<text:line-break/>– </text:span><text:span text:style-name="T202">Warum werden Vocabs angezeigt? </text:span><text:span text:style-name="T203">(Welche Elemente notwendig?)<text:tab/><text:tab/><text:tab/><text:tab/></text:span><text:span text:style-name="T206">v</text:span><text:span text:style-name="T203"><text:line-break/>–→</text:span><text:span text:style-name="T204"> Register Profile with admin<text:line-break/>-</text:span><text:span text:style-name="T206">Pass all info in JSON<text:line-break/>-</text:span><text:span text:style-name="T207">Zeige Infos auf Begrüßungsseite an:<text:line-break/>--</text:span><text:span text:style-name="T211">Location</text:span><text:span text:style-name="T207"><text:line-break/>--</text:span><text:span text:style-name="T208">Upcoming courses<text:line-break/>--Finished courses<text:line-break/>--Learning protocol </text:span><text:span text:style-name="T209">link<text:line-break/>--</text:span><text:span text:style-name="T210">Folder link<text:line-break/>---</text:span><text:span text:style-name="T211">Update user model</text:span><text:span text:style-name="T200"><text:line-break/></text:span></text:p>
      <text:p text:style-name="Text_20_body"><text:span text:style-name="T193">Erstelle Begrüßungsseite, wo </text:span><text:span text:style-name="T195">Botschft vom Server angezeigt wird</text:span><text:span text:style-name="T196"><text:tab/><text:tab/><text:tab/><text:tab/><text:tab/>v</text:span><text:span text:style-name="T193"><text:line-break/>-</text:span><text:span text:style-name="T194">Welcher View verarbeitet welchen request?<text:line-break/></text:span><text:span text:style-name="T31">--Anmeldung mit username, pwd: </text:span><text:a xlink:type="simple" xlink:href="http://localhost:8000/login/" text:style-name="Internet_20_link" text:visited-style-name="Visited_20_Internet_20_Link"><text:span text:style-name="T278">http://localhost:8000/login/</text:span></text:a><text:span text:style-name="T278"><text:line-break/></text:span><text:span text:style-name="T312">--</text:span><text:span text:style-name="T313">Request mit Token? </text:span><text:span text:style-name="T314">Noch nicht im Frontend implemetiert, Adresse: </text:span><text:span text:style-name="T280">token_auth<text:line-break/>-</text:span><text:span text:style-name="T281">Zeige „geheime“ Botschaft vom Server in accounts an, ansonsten „Keine Verbindung möglich“<text:line-break/>-</text:span><text:span text:style-name="T315">/</text:span><text:span text:style-name="T316">accounts sendet request zu </text:span><text:span text:style-name="T282">token_auth<text:line-break/>--Unauthorized→Wird</text:span><text:span text:style-name="T283"> Token mitgesendet? </text:span><text:span text:style-name="T284">Fehlt „Token“ vor C4t454…..? →</text:span><text:span text:style-name="T285"> JA!<text:tab/><text:tab/></text:span><text:span text:style-name="T286">v</text:span><text:span text:style-name="T284"><text:line-break/>---</text:span><text:span text:style-name="T285">Token wird irgendwo wieder zurück gesetzt („Token C4…“ → „C4...“) </text:span><text:span text:style-name="T287">WO?<text:line-break/>---→</text:span><text:span text:style-name="T288">Setze Header einfach jedes Mal vorm Absenden <text:line-break/>--</text:span><text:span text:style-name="T317">Kein „This“-Objekt bei </text:span><text:span text:style-name="T286">account/index.vue</text:span><text:span text:style-name="T290"><text:tab/><text:tab/><text:tab/><text:tab/><text:tab/><text:tab/><text:tab/><text:tab/>v</text:span><text:span text:style-name="T286"><text:line-break/>-- →</text:span><text:span text:style-name="T289"> </text:span><text:span text:style-name="T318">Anscheindend kann </text:span><text:span text:style-name="T289">.then</text:span><text:span text:style-name="T318">-Block </text:span><text:span text:style-name="T289">this </text:span><text:span text:style-name="T318">nicht referenzieren, wenn Request mit axios gesendet (wenn mit $http, dann schon)<text:line-break/></text:span><text:span text:style-name="T319">-- -&gt;</text:span> <text:span text:style-name="T278">beforeMount() {</text:span><text:span text:style-name="T290"> </text:span><text:span text:style-name="T278">let setMessage = this.setMessage</text:span><text:span text:style-name="T290">...</text:span></text:p>
      <text:p text:style-name="P25"/>
      <text:p text:style-name="P29">Links im Header werden ausklappbar, wenn Fenster kleiner<text:tab/><text:tab/><text:tab/><text:tab/><text:tab/><text:span text:style-name="T311">v</text:span><text:line-break/>-<text:span text:style-name="T310">Hide drop-down menu when links visible in header</text:span></text:p>
      <text:p text:style-name="P28">Login-Seite nur Verfügbar, wenn man nicht eingeloggt ist<text:tab/><text:tab/><text:tab/><text:tab/><text:tab/><text:tab/><text:span text:style-name="T309">v</text:span><text:line-break/>-<text:span text:style-name="T277">Welche Variable gibt dies an? -&gt;</text:span><text:span text:style-name="T279">isLoggedIn</text:span></text:p>
      <text:p text:style-name="P44"><text:span text:style-name="T88">E</text:span><text:span text:style-name="T31">dit-Funktion ist fehlerhaft (deutsch lässt sich nicht ändern)</text:span><text:span text:style-name="T192"><text:tab/><text:tab/><text:tab/><text:tab/><text:tab/>v</text:span></text:p>
      <text:p text:style-name="P54"><text:soft-page-break/><text:span text:style-name="T88">Login-Verarbeitung vom Backend</text:span><text:span text:style-name="T89"> statt Mock<text:line-break/></text:span><text:span text:style-name="T93">-Modul login gelöscht, aber immer noch referenziert</text:span><text:span text:style-name="T94"><text:tab/><text:tab/><text:tab/><text:tab/><text:tab/><text:tab/>v<text:line-break/></text:span><text:span text:style-name="T95">-Create app /auth</text:span><text:span text:style-name="T96"><text:tab/><text:tab/><text:tab/><text:tab/><text:tab/><text:tab/><text:tab/><text:tab/><text:tab/><text:tab/><text:tab/>v<text:line-break/></text:span><text:span text:style-name="T97">-Create view + route for /auth</text:span><text:span text:style-name="T98">'<text:line-break/></text:span><text:span text:style-name="T99">-Login per backend works, what happens if I send a request via frontend?<text:line-break/></text:span><text:span text:style-name="T100">--Set breakpoint in register-method of view, see what happens<text:line-break/></text:span><text:span text:style-name="T101">---Content of POST-Request: username, pwd, csfrmiddlewaretoken<text:line-break/></text:span><text:span text:style-name="T102">---Funktion authenticate gibt user zurück<text:line-break/></text:span><text:span text:style-name="T103">--this.$http existiert nicht</text:span><text:span text:style-name="T104"> --&gt; Use axios<text:tab/><text:tab/><text:tab/><text:tab/><text:tab/><text:tab/><text:tab/><text:tab/>v<text:line-break/></text:span><text:span text:style-name="T105">---Teste POST-request mit JSONPlaceholder</text:span><text:span text:style-name="T106"><text:tab/><text:tab/><text:tab/><text:tab/><text:tab/><text:tab/><text:tab/>v<text:line-break/></text:span><text:span text:style-name="T107">--</text:span><text:span text:style-name="T108">Erstelle neuen View, der einfache Antwort auf POST-request zurückgibt<text:line-break/></text:span><text:span text:style-name="T191"><text:tab/></text:span><text:span text:style-name="T109">---</text:span><text:span text:style-name="T111">Access to XMLHttpRequest at 'http://localhost:8000/auth' from origin 'http://localhost:8080' </text:span><text:span text:style-name="T112"><text:tab/></text:span><text:span text:style-name="T111">has been blocked by CORS policy: Response to preflight request doesn't pass access control </text:span><text:span text:style-name="T112"><text:tab/></text:span><text:span text:style-name="T111">check: Redirect is not allowed for a preflight request.</text:span><text:span text:style-name="T124"><text:line-break/></text:span><text:span text:style-name="T127"><text:tab/></text:span><text:span text:style-name="T124">----Passiert das gleiche auch bei /api/v1/vocabs?</text:span><text:span text:style-name="T125"> JA! Also liegt es am Request!<text:line-break/></text:span><text:span text:style-name="T127"><text:tab/></text:span><text:span text:style-name="T126">---- -&gt; SLASH hat gefehlt!!!</text:span><text:span text:style-name="T127"><text:tab/><text:tab/><text:tab/><text:tab/><text:tab/><text:tab/><text:tab/><text:tab/><text:tab/>v<text:line-break/></text:span><text:span text:style-name="T128"><text:tab/></text:span><text:span text:style-name="T127">---</text:span><text:span text:style-name="T129">Argument "version" fehlt</text:span><text:span text:style-name="T130"><text:tab/><text:tab/><text:tab/><text:tab/><text:tab/><text:tab/><text:tab/><text:tab/><text:tab/>v<text:line-break/>-</text:span><text:span text:style-name="T131">Implementiere Auth Backend<text:line-break/></text:span><text:span text:style-name="T132"> -User-DB: Neues Model erstellen? Oder schon standardmäßig vorhanden?</text:span><text:span text:style-name="T133"> →Tutorial?<text:line-break/></text:span><text:span text:style-name="T134">-What shall view return? (token, user?)<text:line-break/></text:span><text:span text:style-name="T135">-Generated token c2a267ec7fbd19562bfb03754851ac4abedb87b6 for user horst<text:line-break/></text:span><text:span text:style-name="T136">-Send token to Server</text:span><text:span text:style-name="T138"> (Vue)</text:span><text:span text:style-name="T143"><text:tab/><text:tab/><text:tab/><text:tab/><text:tab/><text:tab/><text:tab/><text:tab/><text:tab/><text:tab/>v</text:span><text:span text:style-name="T137"><text:line-break/></text:span><text:span text:style-name="T110">--&gt; axios.defaults.headers.common['Authorization'] = 'Token c2a267ec7fbd19562bfb03754851ac4abedb87b6'</text:span><text:span text:style-name="T139"><text:line-break/></text:span><text:span text:style-name="T140">-</text:span><text:span text:style-name="T141">Login per username/ pwd, </text:span><text:span text:style-name="T140">Token-Generierung bei Login</text:span><text:span text:style-name="T142">:</text:span><text:span text:style-name="T144"><text:tab/><text:tab/><text:tab/><text:tab/><text:tab/><text:tab/>v</text:span><text:span text:style-name="T142"><text:line-break/></text:span><text:span text:style-name="T110">--rest_framework.authtoken.views</text:span><text:span text:style-name="T113">.</text:span><text:span text:style-name="T110">obtain_auth_token</text:span><text:span text:style-name="T113"> </text:span><text:span text:style-name="T142">als view</text:span><text:span text:style-name="T110"> <text:line-break/></text:span><text:span text:style-name="T114">-</text:span><text:span text:style-name="T145">Sende login-Daten aus Login-Seite an Server</text:span><text:span text:style-name="T146"> (username statt email)<text:line-break/></text:span><text:span text:style-name="T147">--</text:span><text:span text:style-name="T148">Was passiert nach absenden? Wie muss request aussehen?<text:line-break/></text:span><text:span text:style-name="T110">--&gt;http post http://127.0.0.1:8000/</text:span><text:span text:style-name="T116">login</text:span><text:span text:style-name="T110">/ username=</text:span><text:span text:style-name="T116">horst</text:span><text:span text:style-name="T110"> password=</text:span><text:span text:style-name="T116">de1nemudder</text:span><text:span text:style-name="T115"> <text:line-break/></text:span><text:span text:style-name="T117">--</text:span><text:span text:style-name="T149">Bad request: </text:span><text:span text:style-name="T150">Warum?</text:span><text:span text:style-name="T151"> -&gt;</text:span><text:span text:style-name="T118">username </text:span><text:span text:style-name="T151">statt </text:span><text:span text:style-name="T118">user<text:line-break/></text:span><text:span text:style-name="T119">-</text:span><text:span text:style-name="T152">Token wird </text:span><text:span text:style-name="T153">empfangen</text:span><text:span text:style-name="T152">, warum erfolgt keine Weiterleitung?</text:span><text:span text:style-name="T161"><text:tab/><text:tab/><text:tab/><text:tab/><text:tab/>v</text:span><text:span text:style-name="T152"><text:line-break/></text:span><text:span text:style-name="T154">--</text:span><text:span text:style-name="T156">Anscheinend ist Login noch nicht richtig verarbeitet, automatische WL zu "login"<text:line-break/></text:span><text:span text:style-name="T157">--WL zu "Vocabs" funktioniert<text:line-break/></text:span><text:span text:style-name="T158">--How to get access to global variables at any point? Debuggin in VS Code?</text:span><text:span text:style-name="T160"><text:tab/><text:tab/><text:tab/></text:span><text:span text:style-name="T158"><text:line-break/></text:span><text:span text:style-name="T159">--&gt;</text:span><text:span text:style-name="T120"> l</text:span><text:span text:style-name="T110">aunch.json: "sourceMaps": true,</text:span><text:span text:style-name="T120"> </text:span><text:span text:style-name="T159">add </text:span><text:span text:style-name="T120">debugger </text:span><text:span text:style-name="T159">to code, </text:span><text:span text:style-name="T185">außerdem:<text:line-break/></text:span><text:span text:style-name="T110">"breakOnLoad": true, "sourceMapPathOverrides": { "webpack:///src/*": "${webRoot}/*" }</text:span><text:span text:style-name="T185"> </text:span></text:p>
      <text:p text:style-name="P54"><text:span text:style-name="T159"><text:line-break/></text:span><text:span text:style-name="T160">--resp.token = undefined: Wie referenzieren?<text:line-break/></text:span><text:span text:style-name="T161">-"Wrong password"-message when credentials are wrong<text:line-break/></text:span><text:span text:style-name="T162">--How to handle reject from store.login?</text:span><text:span text:style-name="T163"> →catch(err)<text:line-break/></text:span><text:span text:style-name="T155">--Gehe zurück zum Commit für Mock-Backend-Login: Was ist anders?</text:span><text:span text:style-name="T146"><text:line-break/></text:span><text:span text:style-name="T139">--Daten für persönliche Begrüßungsseite (Voller Name) von BE an FE<text:line-break/>--Persönliche Begrüßungsseite im FE erstellen</text:span></text:p>
      <text:p text:style-name="P24"/>
      <text:p text:style-name="P43"><text:span text:style-name="T61">Login-Funktion: Anmelden, Begrüßungsseite, Abmelden<text:line-break/></text:span><text:span text:style-name="T63">-Seite /</text:span><text:span text:style-name="T66">account</text:span><text:span text:style-name="T63"> mit Begrüßung (später: Kalender, Buchung, Lernmaterialien etc.)<text:line-break/></text:span><text:span text:style-name="T69">--Loginseite ändern, PWD abfragen</text:span><text:span text:style-name="T70"><text:tab/><text:tab/><text:tab/></text:span><text:span text:style-name="T72"><text:tab/><text:tab/><text:tab/><text:tab/><text:tab/><text:tab/>v</text:span><text:span text:style-name="T70"><text:line-break/></text:span><text:span text:style-name="T71">--Create page /account</text:span><text:span text:style-name="T74"><text:tab/><text:tab/><text:tab/><text:tab/><text:tab/><text:tab/><text:tab/><text:tab/><text:tab/><text:tab/>v</text:span><text:span text:style-name="T71"><text:line-break/></text:span><text:soft-page-break/><text:span text:style-name="T74">-Debugging von vueJS in VS Code?</text:span><text:span text:style-name="T70"><text:tab/></text:span><text:span text:style-name="T75"><text:tab/><text:tab/><text:tab/><text:tab/><text:tab/><text:tab/><text:tab/><text:tab/>v</text:span><text:span text:style-name="T70"><text:line-break/></text:span><text:span text:style-name="T75">-Interception von 401-code vom Server: $http - Element fehlt</text:span><text:span text:style-name="T78"><text:tab/><text:tab/><text:tab/><text:tab/><text:tab/>v</text:span><text:span text:style-name="T75"><text:line-break/></text:span><text:span text:style-name="T31">--Vue.prototype.$http</text:span><text:span text:style-name="T76">?</text:span><text:span text:style-name="T77">/ Siehe Kommentare Tutorial</text:span><text:span text:style-name="T85"><text:tab/><text:tab/><text:tab/><text:tab/><text:tab/><text:tab/>v</text:span><text:span text:style-name="T72"><text:tab/></text:span><text:span text:style-name="T63"><text:line-break/></text:span><text:span text:style-name="T68">-</text:span><text:span text:style-name="T73">Set up mock server that delivers token</text:span><text:span text:style-name="T78"> (store/dispatch?)</text:span><text:span text:style-name="T85"><text:tab/><text:tab/><text:tab/><text:tab/><text:tab/><text:tab/>v</text:span><text:span text:style-name="T79"><text:line-break/></text:span><text:span text:style-name="T80">--Wie wird mock API in auth-example gehandhabt?<text:line-break/></text:span><text:span text:style-name="T81">---Referenzierung von APICall:</text:span><text:span text:style-name="T82"> Ohne Axios, dafür direkt per Konstante</text:span><text:span text:style-name="T83"> apiCall(url,..…)</text:span><text:span text:style-name="T84"><text:tab/><text:tab/>v</text:span><text:span text:style-name="T83"><text:line-break/></text:span><text:span text:style-name="T84">-&gt; Import scheint zu funktionieren (Pfad: ./utils/api)<text:line-break/></text:span><text:span text:style-name="T85">-Mock-Server antwortet, durchlaufe login</text:span><text:span text:style-name="T86"><text:tab/><text:tab/><text:tab/><text:tab/><text:tab/><text:tab/><text:tab/><text:tab/>v<text:line-break/>- -&gt; Scheint zu funktionieren, es wird an /account weitergeleitet<text:line-break/>-Ist /account wirklich restricted?: Testen!</text:span><text:span text:style-name="T87"><text:tab/><text:tab/><text:tab/><text:tab/><text:tab/><text:tab/><text:tab/><text:tab/>V<text:line-break/></text:span><text:span text:style-name="T90">-Don't allow invalid login data</text:span><text:span text:style-name="T91"><text:tab/><text:tab/><text:tab/><text:tab/><text:tab/><text:tab/><text:tab/><text:tab/><text:tab/>v</text:span><text:span text:style-name="T92"> </text:span><text:span text:style-name="T87"><text:line-break/></text:span><text:span text:style-name="T68"><text:line-break/></text:span><text:span text:style-name="T63"><text:line-break/></text:span><text:span text:style-name="T64">-Beispielcode (vue-auth-example):</text:span></text:p>
      <text:list xml:id="list2713787103" text:style-name="L9">
        <text:list-item>
          <text:p text:style-name="P171">app.vue:</text:p>
          <text:list>
            <text:list-item>
              <text:p text:style-name="P171">created(): if authenticated then dispatch user request</text:p>
            </text:list-item>
          </text:list>
        </text:list-item>
        <text:list-item>
          <text:p text:style-name="P171">home/index.vue: </text:p>
          <text:list>
            <text:list-item>
              <text:p text:style-name="P172">&lt;template&gt;: If not authenticated, then show introductory message</text:p>
            </text:list-item>
            <text:list-item>
              <text:p text:style-name="P175"><text:span text:style-name="T65">computed.loading():</text:span><text:span text:style-name="T31"> return this.authStatus === 'loading' &amp;&amp; !this.isAuthenticated</text:span></text:p>
            </text:list-item>
          </text:list>
        </text:list-item>
        <text:list-item>
          <text:p text:style-name="P173">login/index.vue:</text:p>
          <text:list>
            <text:list-item>
              <text:p text:style-name="P174"><text:span text:style-name="T67">login(): </text:span><text:span text:style-name="T31">this.$store.dispatch(AUTH_REQUEST, { username, password }).then(() =&gt; {<text:line-break/></text:span>this.$router.push('/')<text:span text:style-name="T276">....</text:span></text:p>
            </text:list-item>
          </text:list>
        </text:list-item>
        <text:list-item>
          <text:p text:style-name="P174"/>
          <text:list>
            <text:list-item>
              <text:p text:style-name="P173"/>
            </text:list-item>
            <text:list-item>
              <text:p text:style-name="P172">--</text:p>
            </text:list-item>
          </text:list>
        </text:list-item>
      </text:list>
      <text:p text:style-name="P23"/>
      <text:p text:style-name="P23"/>
      <text:p text:style-name="P42"><text:span text:style-name="T61">Edit-Funktion für Vokabeln<text:line-break/></text:span><text:span text:style-name="T62">-Add button<text:tab/><text:tab/><text:tab/><text:tab/><text:tab/><text:tab/><text:tab/><text:tab/><text:tab/><text:tab/><text:tab/><text:tab/>v<text:line-break/>-Warum findet Update in DB nicht statt?<text:tab/><text:tab/><text:tab/><text:tab/><text:tab/><text:tab/><text:tab/><text:tab/>V</text:span><text:span text:style-name="T32"><text:line-break/></text:span></text:p>
      <text:p text:style-name="Text_20_body"><text:span text:style-name="T32">D</text:span><text:span text:style-name="T59">isplay Vocabs in website</text:span><text:span text:style-name="T34">/ allow to add &amp; remove</text:span><text:span text:style-name="T60"><text:tab/><text:tab/><text:tab/><text:tab/><text:tab/><text:tab/><text:tab/>v</text:span><text:span text:style-name="T59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pan text:style-name="T45">-Delete vocab<text:line-break/></text:span><text:soft-page-break/><text:span text:style-name="T55">--Select all-Checkbo</text:span><text:span text:style-name="T56">x: Wie wähle ich Checkboxes per Funktion aus?<text:line-break/></text:span><text:span text:style-name="T57">→</text:span><text:span text:style-name="T58">List "selected" mit keys (German vocab)/ <text:line-break/>→</text:span><text:span text:style-name="T270">input</text:span><text:span text:style-name="T271"> </text:span><text:span text:style-name="T273">type</text:span><text:span text:style-name="T271">=</text:span><text:span text:style-name="T275">"checkbox"</text:span><text:span text:style-name="T271"> </text:span><text:span text:style-name="T273">:value</text:span><text:span text:style-name="T271">="</text:span><text:span text:style-name="T273">vocab</text:span><text:span text:style-name="T271">.</text:span><text:span text:style-name="T273">german</text:span><text:span text:style-name="T271">" </text:span><text:span text:style-name="T273">v-model</text:span><text:span text:style-name="T271">="</text:span><text:span text:style-name="T273">selected</text:span><text:span text:style-name="T271">"<text:line-break/></text:span><text:span text:style-name="T269">-Funktion "delete selected vocabs"<text:line-break/>--Add button for delete<text:tab/><text:tab/><text:tab/><text:tab/><text:tab/><text:tab/><text:tab/><text:tab/><text:tab/><text:tab/>v<text:line-break/>--What does a delete-request look like?<text:line-break/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2"/>
      <text:p text:style-name="P22"/>
      <text:p text:style-name="P41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40"><text:span text:style-name="T26"><text:line-break/></text:span><text:span text:style-name="T27">-Try out post-request</text:span></text:p>
      <text:p text:style-name="P21"/>
      <text:p text:style-name="P20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19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<text:soft-page-break/>---api<text:line-break/>---api/admin<text:line-break/>--migrations/...initial.py:<text:line-break/>---migrations.createModel() für Messages (mit fields id, subject, body)</text:p>
      <text:p text:style-name="P19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6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5">"About" soll gleiche Höhe bekommen<text:span text:style-name="T17"> wie Start Page<text:tab/><text:tab/><text:tab/><text:tab/><text:tab/><text:tab/>v</text:span></text:p>
      <text:p text:style-name="P14">Link zu "About" bei "Read more"<text:span text:style-name="T16"><text:tab/><text:tab/><text:tab/><text:tab/><text:tab/><text:tab/><text:tab/><text:tab/><text:tab/>v</text:span></text:p>
      <text:p text:style-name="P13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7">Router installieren<text:tab/><text:tab/><text:tab/><text:tab/><text:tab/><text:tab/><text:tab/><text:tab/><text:tab/><text:tab/><text:tab/>v</text:p>
      <text:p text:style-name="P18">Router einrichten<text:tab/><text:tab/><text:tab/><text:tab/><text:tab/><text:tab/><text:tab/><text:tab/><text:tab/><text:tab/><text:tab/>v</text:p>
      <text:p text:style-name="P1">Link zu meinem FB-Profil<text:span text:style-name="T14"><text:tab/><text:tab/><text:tab/><text:tab/><text:tab/><text:tab/><text:tab/><text:tab/><text:tab/><text:tab/>v</text:span></text:p>
      <text:p text:style-name="P12">Begüßungstext als Variable<text:span text:style-name="T13"><text:tab/><text:tab/><text:tab/><text:tab/><text:tab/><text:tab/><text:tab/><text:tab/><text:tab/><text:tab/>v</text:span></text:p>
      <text:p text:style-name="P9">Main Page: Text neben Bild<text:span text:style-name="T12"><text:tab/><text:tab/><text:tab/><text:tab/><text:tab/><text:tab/><text:tab/><text:tab/><text:tab/><text:tab/>v</text:span></text:p>
      <text:p text:style-name="P11">Titel ändern<text:span text:style-name="T12"><text:tab/><text:tab/><text:tab/><text:tab/><text:tab/><text:tab/><text:tab/><text:tab/><text:tab/><text:tab/><text:tab/><text:tab/>v</text:span></text:p>
      <text:p text:style-name="P10">Bild formatieren<text:span text:style-name="T11"><text:tab/><text:tab/><text:tab/><text:tab/><text:tab/><text:tab/><text:tab/><text:tab/><text:tab/><text:tab/><text:tab/>v</text:span></text:p>
      <text:p text:style-name="P2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8"><text:tab/><text:tab/><text:tab/><text:tab/><text:tab/><text:tab/><text:tab/><text:tab/><text:tab/><text:tab/></text:p>
      <text:p text:style-name="P3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4"><text:soft-page-break/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5">Standard-Toolbar<text:tab/><text:tab/><text:tab/><text:tab/><text:tab/><text:tab/><text:tab/><text:tab/><text:tab/><text:tab/><text:tab/>v</text:p>
      <text:p text:style-name="P6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7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7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0-06-30T16:48:16.892000000</dc:date>
    <meta:editing-duration>P61DT13H8M40S</meta:editing-duration>
    <meta:editing-cycles>661</meta:editing-cycles>
    <meta:document-statistic meta:table-count="0" meta:image-count="0" meta:object-count="0" meta:page-count="12" meta:paragraph-count="178" meta:word-count="2841" meta:character-count="20169" meta:non-whitespace-character-count="16949"/>
  </office:meta>
</office:document-meta>
</file>